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4BA6E68805F378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erif1" svg:font-family="'Liberation Serif'" style:font-adornments="Regular" style:font-family-generic="roman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50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51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52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33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34" style:family="drawing-page">
      <style:drawing-page-properties presentation:background-visible="true" presentation:background-objects-visible="true" draw:fill="bitmap" draw:fill-image-name="Bitmap_20_38" style:repeat="stretch" presentation:display-footer="true" presentation:display-page-number="false" presentation:display-date-time="true"/>
    </style:style>
    <style:style style:name="dp35" style:family="drawing-page">
      <style:drawing-page-properties presentation:background-visible="true" presentation:background-objects-visible="true" draw:fill="bitmap" draw:fill-image-name="Bitmap_20_39" style:repeat="stretch" presentation:display-footer="true" presentation:display-page-number="false" presentation:display-date-time="true"/>
    </style:style>
    <style:style style:name="dp36" style:family="drawing-page">
      <style:drawing-page-properties presentation:background-visible="true" presentation:background-objects-visible="true" draw:fill="bitmap" draw:fill-image-name="Bitmap_20_40" style:repeat="stretch" presentation:display-footer="true" presentation:display-page-number="false" presentation:display-date-time="true"/>
    </style:style>
    <style:style style:name="dp37" style:family="drawing-page">
      <style:drawing-page-properties presentation:background-visible="true" presentation:background-objects-visible="true" draw:fill="bitmap" draw:fill-image-name="Bitmap_20_41" style:repeat="stretch" presentation:display-footer="true" presentation:display-page-number="false" presentation:display-date-time="true"/>
    </style:style>
    <style:style style:name="dp38" style:family="drawing-page">
      <style:drawing-page-properties presentation:background-visible="true" presentation:background-objects-visible="true" draw:fill="bitmap" draw:fill-image-name="Bitmap_20_42" style:repeat="stretch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draw:fill="bitmap" draw:fill-image-name="Bitmap_20_43" style:repeat="stretch" presentation:display-footer="true" presentation:display-page-number="false" presentation:display-date-time="true"/>
    </style:style>
    <style:style style:name="dp40" style:family="drawing-page">
      <style:drawing-page-properties presentation:background-visible="true" presentation:background-objects-visible="true" draw:fill="bitmap" draw:fill-image-name="Bitmap_20_44" style:repeat="stretch" presentation:display-footer="true" presentation:display-page-number="false" presentation:display-date-time="true"/>
    </style:style>
    <style:style style:name="dp41" style:family="drawing-page">
      <style:drawing-page-properties presentation:background-visible="true" presentation:background-objects-visible="true" draw:fill="bitmap" draw:fill-image-name="Bitmap_20_45" style:repeat="stretch" presentation:display-footer="true" presentation:display-page-number="false" presentation:display-date-time="true"/>
    </style:style>
    <style:style style:name="dp42" style:family="drawing-page">
      <style:drawing-page-properties presentation:background-visible="true" presentation:background-objects-visible="true" draw:fill="bitmap" draw:fill-image-name="Bitmap_20_46" style:repeat="stretch" presentation:display-footer="true" presentation:display-page-number="false" presentation:display-date-time="true"/>
    </style:style>
    <style:style style:name="dp43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44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45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46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dp47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48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49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50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51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52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53" style:family="drawing-page">
      <style:drawing-page-properties presentation:background-visible="true" presentation:background-objects-visible="true" draw:fill="bitmap" draw:fill-image-name="Bitmap_20_66" style:repeat="stretch" presentation:display-footer="true" presentation:display-page-number="false" presentation:display-date-time="true"/>
    </style:style>
    <style:style style:name="dp54" style:family="drawing-page">
      <style:drawing-page-properties presentation:background-visible="true" presentation:background-objects-visible="true" draw:fill="bitmap" draw:fill-image-name="Bitmap_20_67" style:repeat="stretch" presentation:display-footer="true" presentation:display-page-number="false" presentation:display-date-time="true"/>
    </style:style>
    <style:style style:name="dp55" style:family="drawing-page">
      <style:drawing-page-properties presentation:background-visible="true" presentation:background-objects-visible="true" draw:fill="bitmap" draw:fill-image-name="Bitmap_20_68" style:repeat="stretch" presentation:display-footer="true" presentation:display-page-number="false" presentation:display-date-time="true"/>
    </style:style>
    <style:style style:name="dp56" style:family="drawing-page">
      <style:drawing-page-properties presentation:background-visible="true" presentation:background-objects-visible="true" draw:fill="bitmap" draw:fill-image-name="Bitmap_20_69" style:repeat="stretch" presentation:display-footer="true" presentation:display-page-number="false" presentation:display-date-time="true"/>
    </style:style>
    <style:style style:name="dp57" style:family="drawing-page">
      <style:drawing-page-properties presentation:background-visible="true" presentation:background-objects-visible="true" draw:fill="bitmap" draw:fill-image-name="Bitmap_20_70" style:repeat="stretch" presentation:display-footer="true" presentation:display-page-number="false" presentation:display-date-time="true"/>
    </style:style>
    <style:style style:name="dp58" style:family="drawing-page">
      <style:drawing-page-properties presentation:background-visible="true" presentation:background-objects-visible="true" draw:fill="bitmap" draw:fill-image-name="Bitmap_20_71" style:repeat="stretch" presentation:display-footer="true" presentation:display-page-number="false" presentation:display-date-time="true"/>
    </style:style>
    <style:style style:name="dp59" style:family="drawing-page">
      <style:drawing-page-properties presentation:background-visible="true" presentation:background-objects-visible="true" draw:fill="bitmap" draw:fill-image-name="Bitmap_20_72" style:repeat="stretch" presentation:display-footer="true" presentation:display-page-number="false" presentation:display-date-time="true"/>
    </style:style>
    <style:style style:name="dp60" style:family="drawing-page">
      <style:drawing-page-properties presentation:background-visible="true" presentation:background-objects-visible="true" draw:fill="bitmap" draw:fill-image-name="Bitmap_20_73" style:repeat="stretch" presentation:display-footer="true" presentation:display-page-number="false" presentation:display-date-time="true"/>
    </style:style>
    <style:style style:name="dp61" style:family="drawing-page">
      <style:drawing-page-properties presentation:background-visible="true" presentation:background-objects-visible="true" draw:fill="bitmap" draw:fill-image-name="Bitmap_20_75" style:repeat="stretch" presentation:display-footer="true" presentation:display-page-number="false" presentation:display-date-time="true"/>
    </style:style>
    <style:style style:name="dp62" style:family="drawing-page">
      <style:drawing-page-properties presentation:background-visible="true" presentation:background-objects-visible="true" draw:fill="bitmap" draw:fill-image-name="Bitmap_20_76" style:repeat="stretch" presentation:display-footer="true" presentation:display-page-number="false" presentation:display-date-time="true"/>
    </style:style>
    <style:style style:name="dp63" style:family="drawing-page">
      <style:drawing-page-properties presentation:background-visible="true" presentation:background-objects-visible="true" draw:fill="bitmap" draw:fill-image-name="Bitmap_20_85" style:repeat="stretch" presentation:display-footer="true" presentation:display-page-number="false" presentation:display-date-time="true"/>
    </style:style>
    <style:style style:name="dp64" style:family="drawing-page">
      <style:drawing-page-properties presentation:background-visible="true" presentation:background-objects-visible="true" draw:fill="bitmap" draw:fill-image-name="Bitmap_20_86" style:repeat="stretch" presentation:display-footer="true" presentation:display-page-number="false" presentation:display-date-time="true"/>
    </style:style>
    <style:style style:name="dp65" style:family="drawing-page">
      <style:drawing-page-properties presentation:background-visible="true" presentation:background-objects-visible="true" draw:fill="bitmap" draw:fill-image-name="Bitmap_20_87" style:repeat="stretch" presentation:display-footer="true" presentation:display-page-number="false" presentation:display-date-time="true"/>
    </style:style>
    <style:style style:name="dp66" style:family="drawing-page">
      <style:drawing-page-properties presentation:background-visible="true" presentation:background-objects-visible="true" draw:fill="bitmap" draw:fill-image-name="Bitmap_20_88" style:repeat="stretch" presentation:display-footer="true" presentation:display-page-number="false" presentation:display-date-time="true"/>
    </style:style>
    <style:style style:name="dp67" style:family="drawing-page">
      <style:drawing-page-properties presentation:background-visible="true" presentation:background-objects-visible="true" draw:fill="bitmap" draw:fill-image-name="Bitmap_20_89" style:repeat="stretch" presentation:display-footer="true" presentation:display-page-number="false" presentation:display-date-time="true"/>
    </style:style>
    <style:style style:name="dp68" style:family="drawing-page">
      <style:drawing-page-properties presentation:background-visible="true" presentation:background-objects-visible="true" draw:fill="bitmap" draw:fill-image-name="Bitmap_20_90" style:repeat="stretch" presentation:display-footer="true" presentation:display-page-number="false" presentation:display-date-time="true"/>
    </style:style>
    <style:style style:name="dp69" style:family="drawing-page">
      <style:drawing-page-properties presentation:background-visible="true" presentation:background-objects-visible="true" draw:fill="bitmap" draw:fill-image-name="Bitmap_20_91" style:repeat="stretch" presentation:display-footer="true" presentation:display-page-number="false" presentation:display-date-time="true"/>
    </style:style>
    <style:style style:name="dp70" style:family="drawing-page">
      <style:drawing-page-properties presentation:background-visible="true" presentation:background-objects-visible="true" draw:fill="bitmap" draw:fill-image-name="Bitmap_20_92" style:repeat="stretch" presentation:display-footer="true" presentation:display-page-number="false" presentation:display-date-time="true"/>
    </style:style>
    <style:style style:name="dp71" style:family="drawing-page">
      <style:drawing-page-properties presentation:background-visible="true" presentation:background-objects-visible="true" draw:fill="bitmap" draw:fill-image-name="Bitmap_20_93" style:repeat="stretch" presentation:display-footer="true" presentation:display-page-number="false" presentation:display-date-time="true"/>
    </style:style>
    <style:style style:name="dp72" style:family="drawing-page">
      <style:drawing-page-properties presentation:background-visible="true" presentation:background-objects-visible="true" draw:fill="bitmap" draw:fill-image-name="Bitmap_20_94" style:repeat="stretch" presentation:display-footer="true" presentation:display-page-number="false" presentation:display-date-time="true"/>
    </style:style>
    <style:style style:name="dp73" style:family="drawing-page">
      <style:drawing-page-properties presentation:background-visible="true" presentation:background-objects-visible="true" draw:fill="bitmap" draw:fill-image-name="Bitmap_20_95" style:repeat="stretch" presentation:display-footer="true" presentation:display-page-number="false" presentation:display-date-time="true"/>
    </style:style>
    <style:style style:name="dp74" style:family="drawing-page">
      <style:drawing-page-properties presentation:background-visible="true" presentation:background-objects-visible="true" draw:fill="bitmap" draw:fill-image-name="Bitmap_20_96" style:repeat="stretch" presentation:display-footer="true" presentation:display-page-number="false" presentation:display-date-time="true"/>
    </style:style>
    <style:style style:name="dp75" style:family="drawing-page">
      <style:drawing-page-properties presentation:background-visible="true" presentation:background-objects-visible="true" draw:fill="bitmap" draw:fill-image-name="Bitmap_20_97" style:repeat="stretch" presentation:display-footer="true" presentation:display-page-number="false" presentation:display-date-time="true"/>
    </style:style>
    <style:style style:name="dp76" style:family="drawing-page">
      <style:drawing-page-properties presentation:background-visible="true" presentation:background-objects-visible="true" draw:fill="bitmap" draw:fill-image-name="Bitmap_20_98" style:repeat="stretch" presentation:display-footer="true" presentation:display-page-number="false" presentation:display-date-time="true"/>
    </style:style>
    <style:style style:name="dp77" style:family="drawing-page">
      <style:drawing-page-properties presentation:background-visible="true" presentation:background-objects-visible="true" draw:fill="bitmap" draw:fill-image-name="Bitmap_20_99" style:repeat="stretch" presentation:display-footer="true" presentation:display-page-number="false" presentation:display-date-time="true"/>
    </style:style>
    <style:style style:name="dp78" style:family="drawing-page">
      <style:drawing-page-properties presentation:background-visible="true" presentation:background-objects-visible="true" draw:fill="bitmap" draw:fill-image-name="Bitmap_20_100" style:repeat="stretch" presentation:display-footer="true" presentation:display-page-number="false" presentation:display-date-time="true"/>
    </style:style>
    <style:style style:name="dp79" style:family="drawing-page">
      <style:drawing-page-properties presentation:background-visible="true" presentation:background-objects-visible="true" draw:fill="bitmap" draw:fill-image-name="Bitmap_20_101" style:repeat="stretch" presentation:display-footer="true" presentation:display-page-number="false" presentation:display-date-time="true"/>
    </style:style>
    <style:style style:name="dp80" style:family="drawing-page">
      <style:drawing-page-properties presentation:background-visible="true" presentation:background-objects-visible="true" draw:fill="bitmap" draw:fill-image-name="Bitmap_20_102" style:repeat="stretch" presentation:display-footer="true" presentation:display-page-number="false" presentation:display-date-time="true"/>
    </style:style>
    <style:style style:name="dp81" style:family="drawing-page">
      <style:drawing-page-properties presentation:background-visible="true" presentation:background-objects-visible="true" draw:fill="bitmap" draw:fill-image-name="Bitmap_20_103" style:repeat="stretch" presentation:display-footer="true" presentation:display-page-number="false" presentation:display-date-time="true"/>
    </style:style>
    <style:style style:name="dp82" style:family="drawing-page">
      <style:drawing-page-properties presentation:background-visible="true" presentation:background-objects-visible="true" draw:fill="bitmap" draw:fill-image-name="Bitmap_20_104" style:repeat="stretch" presentation:display-footer="true" presentation:display-page-number="false" presentation:display-date-time="true"/>
    </style:style>
    <style:style style:name="dp83" style:family="drawing-page">
      <style:drawing-page-properties presentation:background-visible="true" presentation:background-objects-visible="true" draw:fill="bitmap" draw:fill-image-name="Bitmap_20_105" style:repeat="stretch" presentation:display-footer="true" presentation:display-page-number="false" presentation:display-date-time="true"/>
    </style:style>
    <style:style style:name="dp84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85" style:family="drawing-page">
      <style:drawing-page-properties presentation:background-visible="true" presentation:background-objects-visible="true" draw:fill="bitmap" draw:fill-image-name="Bitmap_20_107" style:repeat="stretch" presentation:display-footer="true" presentation:display-page-number="false" presentation:display-date-time="true"/>
    </style:style>
    <style:style style:name="dp86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87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88" style:family="drawing-page">
      <style:drawing-page-properties presentation:background-visible="true" presentation:background-objects-visible="true" draw:fill="bitmap" draw:fill-image-name="Bitmap_20_65" style:repeat="stretch" presentation:display-footer="true" presentation:display-page-number="false" presentation:display-date-time="true"/>
    </style:style>
    <style:style style:name="dp89" style:family="drawing-page">
      <style:drawing-page-properties presentation:background-visible="true" presentation:background-objects-visible="true" draw:fill="bitmap" draw:fill-image-name="Bitmap_20_84" style:repeat="stretch" presentation:display-footer="true" presentation:display-page-number="false" presentation:display-date-time="true"/>
    </style:style>
    <style:style style:name="dp90" style:family="drawing-page">
      <style:drawing-page-properties presentation:background-visible="true" presentation:background-objects-visible="true" draw:fill="bitmap" draw:fill-image-name="Bitmap_20_83" style:repeat="stretch" presentation:display-footer="true" presentation:display-page-number="false" presentation:display-date-time="true"/>
    </style:style>
    <style:style style:name="dp91" style:family="drawing-page">
      <style:drawing-page-properties presentation:background-visible="true" presentation:background-objects-visible="true" draw:fill="bitmap" draw:fill-image-name="Bitmap_20_82" style:repeat="stretch" presentation:display-footer="true" presentation:display-page-number="false" presentation:display-date-time="true"/>
    </style:style>
    <style:style style:name="dp92" style:family="drawing-page">
      <style:drawing-page-properties presentation:background-visible="true" presentation:background-objects-visible="true" draw:fill="bitmap" draw:fill-image-name="Bitmap_20_81" style:repeat="stretch" presentation:display-footer="true" presentation:display-page-number="false" presentation:display-date-time="true"/>
    </style:style>
    <style:style style:name="dp93" style:family="drawing-page">
      <style:drawing-page-properties presentation:background-visible="true" presentation:background-objects-visible="true" draw:fill="bitmap" draw:fill-image-name="Bitmap_20_80" style:repeat="stretch" presentation:display-footer="true" presentation:display-page-number="false" presentation:display-date-time="true"/>
    </style:style>
    <style:style style:name="dp94" style:family="drawing-page">
      <style:drawing-page-properties presentation:background-visible="true" presentation:background-objects-visible="true" draw:fill="bitmap" draw:fill-image-name="Bitmap_20_79" style:repeat="stretch" presentation:display-footer="true" presentation:display-page-number="false" presentation:display-date-time="true"/>
    </style:style>
    <style:style style:name="dp95" style:family="drawing-page">
      <style:drawing-page-properties presentation:background-visible="true" presentation:background-objects-visible="true" draw:fill="bitmap" draw:fill-image-name="Bitmap_20_78" style:repeat="stretch" presentation:display-footer="true" presentation:display-page-number="false" presentation:display-date-time="true"/>
    </style:style>
    <style:style style:name="dp96" style:family="drawing-page">
      <style:drawing-page-properties presentation:background-visible="true" presentation:background-objects-visible="true" draw:fill="bitmap" draw:fill-image-name="Bitmap_20_7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3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1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86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9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71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7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4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66cm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1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49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98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0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4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8.82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73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75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5.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3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1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79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7.77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9.3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38-notes">
      <style:graphic-properties draw:fill-color="#ffffff" draw:auto-grow-height="true" fo:min-height="12.572cm"/>
    </style:style>
    <style:style style:name="pr39" style:family="presentation" style:parent-style-name="Default39-notes">
      <style:graphic-properties draw:fill-color="#ffffff" draw:auto-grow-height="true" fo:min-height="12.572cm"/>
    </style:style>
    <style:style style:name="pr40" style:family="presentation" style:parent-style-name="Default40-notes">
      <style:graphic-properties draw:fill-color="#ffffff" draw:auto-grow-height="true" fo:min-height="12.572cm"/>
    </style:style>
    <style:style style:name="pr41" style:family="presentation" style:parent-style-name="Default41-notes">
      <style:graphic-properties draw:fill-color="#ffffff" draw:auto-grow-height="true" fo:min-height="12.572cm"/>
    </style:style>
    <style:style style:name="pr42" style:family="presentation" style:parent-style-name="Default42-notes">
      <style:graphic-properties draw:fill-color="#ffffff" draw:auto-grow-height="true" fo:min-height="12.572cm"/>
    </style:style>
    <style:style style:name="pr43" style:family="presentation" style:parent-style-name="Default43-notes">
      <style:graphic-properties draw:fill-color="#ffffff" draw:auto-grow-height="true" fo:min-height="12.572cm"/>
    </style:style>
    <style:style style:name="pr44" style:family="presentation" style:parent-style-name="Default44-notes">
      <style:graphic-properties draw:fill-color="#ffffff" draw:auto-grow-height="true" fo:min-height="12.572cm"/>
    </style:style>
    <style:style style:name="pr45" style:family="presentation" style:parent-style-name="Default45-notes">
      <style:graphic-properties draw:fill-color="#ffffff" draw:auto-grow-height="true" fo:min-height="12.572cm"/>
    </style:style>
    <style:style style:name="pr46" style:family="presentation" style:parent-style-name="Default46-notes">
      <style:graphic-properties draw:fill-color="#ffffff" draw:auto-grow-height="true" fo:min-height="12.572cm"/>
    </style:style>
    <style:style style:name="pr47" style:family="presentation" style:parent-style-name="Default47-notes">
      <style:graphic-properties draw:fill-color="#ffffff" draw:auto-grow-height="true" fo:min-height="12.572cm"/>
    </style:style>
    <style:style style:name="pr48" style:family="presentation" style:parent-style-name="Default48-notes">
      <style:graphic-properties draw:fill-color="#ffffff" draw:auto-grow-height="true" fo:min-height="12.572cm"/>
    </style:style>
    <style:style style:name="pr49" style:family="presentation" style:parent-style-name="Default49-notes">
      <style:graphic-properties draw:fill-color="#ffffff" draw:auto-grow-height="true" fo:min-height="12.572cm"/>
    </style:style>
    <style:style style:name="pr50" style:family="presentation" style:parent-style-name="Default50-notes">
      <style:graphic-properties draw:fill-color="#ffffff" draw:auto-grow-height="true" fo:min-height="12.572cm"/>
    </style:style>
    <style:style style:name="pr51" style:family="presentation" style:parent-style-name="Default51-notes">
      <style:graphic-properties draw:fill-color="#ffffff" draw:auto-grow-height="true" fo:min-height="12.572cm"/>
    </style:style>
    <style:style style:name="pr52" style:family="presentation" style:parent-style-name="Default52-notes">
      <style:graphic-properties draw:fill-color="#ffffff" draw:auto-grow-height="true" fo:min-height="12.572cm"/>
    </style:style>
    <style:style style:name="pr53" style:family="presentation" style:parent-style-name="Default53-notes">
      <style:graphic-properties draw:fill-color="#ffffff" draw:auto-grow-height="true" fo:min-height="12.572cm"/>
    </style:style>
    <style:style style:name="pr54" style:family="presentation" style:parent-style-name="Default54-notes">
      <style:graphic-properties draw:fill-color="#ffffff" draw:auto-grow-height="true" fo:min-height="12.572cm"/>
    </style:style>
    <style:style style:name="pr55" style:family="presentation" style:parent-style-name="Default55-notes">
      <style:graphic-properties draw:fill-color="#ffffff" draw:auto-grow-height="true" fo:min-height="12.572cm"/>
    </style:style>
    <style:style style:name="pr56" style:family="presentation" style:parent-style-name="Default56-notes">
      <style:graphic-properties draw:fill-color="#ffffff" draw:auto-grow-height="true" fo:min-height="12.572cm"/>
    </style:style>
    <style:style style:name="pr57" style:family="presentation" style:parent-style-name="Default57-notes">
      <style:graphic-properties draw:fill-color="#ffffff" draw:auto-grow-height="true" fo:min-height="12.572cm"/>
    </style:style>
    <style:style style:name="pr58" style:family="presentation" style:parent-style-name="Default58-notes">
      <style:graphic-properties draw:fill-color="#ffffff" draw:auto-grow-height="true" fo:min-height="12.572cm"/>
    </style:style>
    <style:style style:name="pr59" style:family="presentation" style:parent-style-name="Default59-notes">
      <style:graphic-properties draw:fill-color="#ffffff" draw:auto-grow-height="true" fo:min-height="12.572cm"/>
    </style:style>
    <style:style style:name="pr60" style:family="presentation" style:parent-style-name="Default60-notes">
      <style:graphic-properties draw:fill-color="#ffffff" draw:auto-grow-height="true" fo:min-height="12.572cm"/>
    </style:style>
    <style:style style:name="pr61" style:family="presentation" style:parent-style-name="Default61-notes">
      <style:graphic-properties draw:fill-color="#ffffff" draw:auto-grow-height="true" fo:min-height="12.572cm"/>
    </style:style>
    <style:style style:name="pr62" style:family="presentation" style:parent-style-name="Default62-notes">
      <style:graphic-properties draw:fill-color="#ffffff" draw:auto-grow-height="true" fo:min-height="12.572cm"/>
    </style:style>
    <style:style style:name="pr63" style:family="presentation" style:parent-style-name="Default63-notes">
      <style:graphic-properties draw:fill-color="#ffffff" draw:auto-grow-height="true" fo:min-height="12.572cm"/>
    </style:style>
    <style:style style:name="pr64" style:family="presentation" style:parent-style-name="Default64-notes">
      <style:graphic-properties draw:fill-color="#ffffff" draw:auto-grow-height="true" fo:min-height="12.572cm"/>
    </style:style>
    <style:style style:name="pr65" style:family="presentation" style:parent-style-name="Default65-notes">
      <style:graphic-properties draw:fill-color="#ffffff" draw:auto-grow-height="true" fo:min-height="12.572cm"/>
    </style:style>
    <style:style style:name="pr66" style:family="presentation" style:parent-style-name="Default66-notes">
      <style:graphic-properties draw:fill-color="#ffffff" draw:auto-grow-height="true" fo:min-height="12.572cm"/>
    </style:style>
    <style:style style:name="pr67" style:family="presentation" style:parent-style-name="Default67-notes">
      <style:graphic-properties draw:fill-color="#ffffff" draw:auto-grow-height="true" fo:min-height="12.572cm"/>
    </style:style>
    <style:style style:name="pr68" style:family="presentation" style:parent-style-name="Default68-notes">
      <style:graphic-properties draw:fill-color="#ffffff" draw:auto-grow-height="true" fo:min-height="12.572cm"/>
    </style:style>
    <style:style style:name="pr69" style:family="presentation" style:parent-style-name="Default69-notes">
      <style:graphic-properties draw:fill-color="#ffffff" draw:auto-grow-height="true" fo:min-height="12.572cm"/>
    </style:style>
    <style:style style:name="pr70" style:family="presentation" style:parent-style-name="Default70-notes">
      <style:graphic-properties draw:fill-color="#ffffff" draw:auto-grow-height="true" fo:min-height="12.572cm"/>
    </style:style>
    <style:style style:name="pr71" style:family="presentation" style:parent-style-name="Default71-notes">
      <style:graphic-properties draw:fill-color="#ffffff" draw:auto-grow-height="true" fo:min-height="12.572cm"/>
    </style:style>
    <style:style style:name="pr72" style:family="presentation" style:parent-style-name="Default72-notes">
      <style:graphic-properties draw:fill-color="#ffffff" draw:auto-grow-height="true" fo:min-height="12.572cm"/>
    </style:style>
    <style:style style:name="pr73" style:family="presentation" style:parent-style-name="Default73-notes">
      <style:graphic-properties draw:fill-color="#ffffff" draw:auto-grow-height="true" fo:min-height="12.572cm"/>
    </style:style>
    <style:style style:name="pr74" style:family="presentation" style:parent-style-name="Default74-notes">
      <style:graphic-properties draw:fill-color="#ffffff" draw:auto-grow-height="true" fo:min-height="12.572cm"/>
    </style:style>
    <style:style style:name="pr75" style:family="presentation" style:parent-style-name="Default75-notes">
      <style:graphic-properties draw:fill-color="#ffffff" draw:auto-grow-height="true" fo:min-height="12.572cm"/>
    </style:style>
    <style:style style:name="pr76" style:family="presentation" style:parent-style-name="Default76-notes">
      <style:graphic-properties draw:fill-color="#ffffff" draw:auto-grow-height="true" fo:min-height="12.572cm"/>
    </style:style>
    <style:style style:name="pr77" style:family="presentation" style:parent-style-name="Default77-notes">
      <style:graphic-properties draw:fill-color="#ffffff" draw:auto-grow-height="true" fo:min-height="12.572cm"/>
    </style:style>
    <style:style style:name="pr78" style:family="presentation" style:parent-style-name="Default78-notes">
      <style:graphic-properties draw:fill-color="#ffffff" draw:auto-grow-height="true" fo:min-height="12.572cm"/>
    </style:style>
    <style:style style:name="pr79" style:family="presentation" style:parent-style-name="Default79-notes">
      <style:graphic-properties draw:fill-color="#ffffff" draw:auto-grow-height="true" fo:min-height="12.572cm"/>
    </style:style>
    <style:style style:name="pr80" style:family="presentation" style:parent-style-name="Default80-notes">
      <style:graphic-properties draw:fill-color="#ffffff" draw:auto-grow-height="true" fo:min-height="12.572cm"/>
    </style:style>
    <style:style style:name="pr81" style:family="presentation" style:parent-style-name="Default81-notes">
      <style:graphic-properties draw:fill-color="#ffffff" draw:auto-grow-height="true" fo:min-height="12.572cm"/>
    </style:style>
    <style:style style:name="pr82" style:family="presentation" style:parent-style-name="Default82-notes">
      <style:graphic-properties draw:fill-color="#ffffff" draw:auto-grow-height="true" fo:min-height="12.572cm"/>
    </style:style>
    <style:style style:name="pr83" style:family="presentation" style:parent-style-name="Default83-notes">
      <style:graphic-properties draw:fill-color="#ffffff" draw:auto-grow-height="true" fo:min-height="12.572cm"/>
    </style:style>
    <style:style style:name="pr84" style:family="presentation" style:parent-style-name="Default84-notes">
      <style:graphic-properties draw:fill-color="#ffffff" draw:auto-grow-height="true" fo:min-height="12.572cm"/>
    </style:style>
    <style:style style:name="pr85" style:family="presentation" style:parent-style-name="Default85-notes">
      <style:graphic-properties draw:fill-color="#ffffff" draw:auto-grow-height="true" fo:min-height="12.572cm"/>
    </style:style>
    <style:style style:name="pr86" style:family="presentation" style:parent-style-name="Default86-notes">
      <style:graphic-properties draw:fill-color="#ffffff" draw:auto-grow-height="true" fo:min-height="12.572cm"/>
    </style:style>
    <style:style style:name="pr87" style:family="presentation" style:parent-style-name="Default87-notes">
      <style:graphic-properties draw:fill-color="#ffffff" draw:auto-grow-height="true" fo:min-height="12.572cm"/>
    </style:style>
    <style:style style:name="pr88" style:family="presentation" style:parent-style-name="Default88-notes">
      <style:graphic-properties draw:fill-color="#ffffff" draw:auto-grow-height="true" fo:min-height="12.572cm"/>
    </style:style>
    <style:style style:name="pr89" style:family="presentation" style:parent-style-name="Default89-notes">
      <style:graphic-properties draw:fill-color="#ffffff" draw:auto-grow-height="true" fo:min-height="12.572cm"/>
    </style:style>
    <style:style style:name="pr90" style:family="presentation" style:parent-style-name="Default90-notes">
      <style:graphic-properties draw:fill-color="#ffffff" draw:auto-grow-height="true" fo:min-height="12.572cm"/>
    </style:style>
    <style:style style:name="pr91" style:family="presentation" style:parent-style-name="Default91-notes">
      <style:graphic-properties draw:fill-color="#ffffff" draw:auto-grow-height="true" fo:min-height="12.572cm"/>
    </style:style>
    <style:style style:name="pr92" style:family="presentation" style:parent-style-name="Default92-notes">
      <style:graphic-properties draw:fill-color="#ffffff" draw:auto-grow-height="true" fo:min-height="12.572cm"/>
    </style:style>
    <style:style style:name="pr93" style:family="presentation" style:parent-style-name="Default93-notes">
      <style:graphic-properties draw:fill-color="#ffffff" draw:auto-grow-height="true" fo:min-height="12.572cm"/>
    </style:style>
    <style:style style:name="pr94" style:family="presentation" style:parent-style-name="Default94-notes">
      <style:graphic-properties draw:fill-color="#ffffff" draw:auto-grow-height="true" fo:min-height="12.572cm"/>
    </style:style>
    <style:style style:name="pr95" style:family="presentation" style:parent-style-name="Default95-notes">
      <style:graphic-properties draw:fill-color="#ffffff" draw:auto-grow-height="true" fo:min-height="12.572cm"/>
    </style:style>
    <style:style style:name="pr96" style:family="presentation" style:parent-style-name="Default96-notes">
      <style:graphic-properties draw:fill-color="#ffffff" draw:auto-grow-height="true" fo:min-height="12.572cm"/>
    </style:style>
    <style:style style:name="pr97" style:family="presentation" style:parent-style-name="Default97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margin-left="0.635cm" fo:margin-right="0cm" fo:margin-top="0cm" fo:margin-bottom="0cm" fo:line-height="100%" fo:text-indent="-0.635cm" style:text-autospace="none"/>
    </style:style>
    <style:style style:name="P7" style:family="paragraph">
      <style:paragraph-properties fo:margin-left="0cm" fo:margin-right="0cm" fo:margin-top="0cm" fo:margin-bottom="0cm" fo:line-height="100%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11" style:family="paragraph">
      <loext:graphic-properties draw:fill-color="#ffffff"/>
    </style:style>
    <style:style style:name="P12" style:family="paragraph">
      <style:paragraph-properties fo:margin-left="0.635cm" fo:margin-right="0cm" fo:margin-top="0cm" fo:margin-bottom="0cm" fo:line-height="100%" fo:text-indent="-0.61cm" style:text-autospace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1cm" style:text-autospace="none"/>
      <style:text-properties fo:color="#000000" style:font-name="Segoe UI" fo:font-size="24pt" fo:text-shadow="none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6" style:family="paragraph">
      <style:paragraph-properties fo:margin-left="0cm" fo:margin-right="0cm" fo:margin-top="0cm" fo:margin-bottom="0cm" fo:line-height="150%" fo:text-align="start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4pt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fo:font-size="24pt" fo:text-shadow="none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000000" style:font-name="Segoe UI Black" fo:font-size="72pt" style:font-size-asian="96pt" style:font-size-complex="96pt"/>
    </style:style>
    <style:style style:name="P20" style:family="paragraph">
      <loext:graphic-properties draw:fill="none" draw:fill-color="#ffffff"/>
      <style:paragraph-properties fo:line-height="100%"/>
      <style:text-properties fo:color="#83caff" style:font-name="Segoe UI Semibold" fo:font-size="24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21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color="#000000" fo:font-size="72pt" style:font-size-asian="96pt" style:font-size-complex="96pt"/>
    </style:style>
    <style:style style:name="P23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normal" style:font-size-asian="32pt" style:font-weight-asian="normal" style:font-size-complex="32pt" style:font-weight-complex="normal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1pt 1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text-properties fo:color="#00ff00" fo:font-size="72pt" style:font-size-asian="96pt" style:font-size-complex="96pt"/>
    </style:style>
    <style:style style:name="P27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8" style:family="paragraph">
      <style:paragraph-properties fo:line-height="100%" fo:text-align="center"/>
    </style:style>
    <style:style style:name="P29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0" style:family="paragraph">
      <style:paragraph-properties fo:line-height="100%" fo:text-align="start"/>
    </style:style>
    <style:style style:name="P31" style:family="paragraph">
      <loext:graphic-properties draw:fill="none" draw:fill-color="#ffffff"/>
      <style:paragraph-properties fo:line-height="100%" fo:text-align="start"/>
      <style:text-properties fo:color="#000000" style:font-name="Segoe UI" fo:font-size="32pt" fo:font-style="italic" fo:text-shadow="none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32" style:family="paragraph">
      <loext:graphic-properties draw:fill="none" draw:fill-color="#ffffff"/>
      <style:paragraph-properties fo:line-height="100%"/>
      <style:text-properties style:font-name="Arial1" fo:font-size="21pt" fo:font-style="italic" fo:text-shadow="1pt 1pt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3" style:family="paragraph">
      <loext:graphic-properties draw:fill="none" draw:fill-color="#ffffff"/>
      <style:paragraph-properties fo:line-height="100%"/>
      <style:text-properties style:font-name="Segoe UI Semibold" fo:font-size="21pt" fo:font-style="normal" fo:text-shadow="1pt 1pt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34" style:family="paragraph">
      <loext:graphic-properties draw:fill="none" draw:fill-color="#ffffff"/>
      <style:paragraph-properties fo:line-height="100%"/>
      <style:text-properties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5" style:family="paragraph">
      <loext:graphic-properties draw:fill="none" draw:fill-color="#ffffff"/>
      <style:paragraph-properties fo:line-height="100%" fo:text-align="center"/>
      <style:text-properties style:font-name="Segoe UI" fo:font-size="21pt" fo:font-style="italic" fo:text-shadow="1pt 1pt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6" style:family="paragraph">
      <loext:graphic-properties draw:fill="none" draw:fill-color="#ffffff"/>
      <style:paragraph-properties fo:line-height="100%" fo:text-align="center"/>
      <style:text-properties style:font-name="Segoe UI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7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38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style:font-size-asian="28pt" style:font-size-complex="28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42" style:family="paragraph">
      <loext:graphic-properties draw:fill="none" draw:fill-color="#ffffff"/>
      <style:paragraph-properties fo:line-height="100%"/>
      <style:text-properties fo:color="#000000" style:font-name="Segoe UI Semibold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color="#ffffff" style:font-name="Segoe UI" fo:font-size="36pt" fo:text-shadow="1pt 1pt" style:font-size-asian="36pt" style:font-size-complex="36pt"/>
    </style:style>
    <style:style style:name="P44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4pt" fo:text-shadow="none" fo:font-weight="normal" style:font-size-asian="32pt" style:font-weight-asian="normal" style:font-size-complex="32pt" style:font-weight-complex="normal"/>
    </style:style>
    <style:style style:name="P46" style:family="paragraph">
      <style:paragraph-properties fo:margin-left="0.635cm" fo:margin-right="0cm" fo:margin-top="0cm" fo:margin-bottom="0cm" fo:line-height="100%" fo:text-indent="0cm" style:text-autospace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4pt" fo:text-shadow="1pt 1pt" style:font-size-asian="32pt" style:font-size-complex="32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4pt" fo:text-shadow="none" fo:font-weight="bold" style:font-size-asian="32pt" style:font-weight-asian="bold" style:font-size-complex="32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1" fo:font-size="24pt" fo:text-shadow="1pt 1pt" style:font-size-asian="32pt" style:font-size-complex="3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21pt" fo:text-shadow="none" fo:font-weight="bold" style:font-name-asian="Segoe UI1" style:font-size-asian="8.5pt" style:font-weight-asian="bold" style:font-name-complex="Segoe UI1" style:font-size-complex="8.5pt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4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P53" style:family="paragraph">
      <style:paragraph-properties fo:margin-left="0cm" fo:margin-right="0cm" fo:margin-top="0cm" fo:margin-bottom="0cm" fo:line-height="150%" fo:text-indent="0cm" style:text-autospace="none"/>
    </style:style>
    <style:style style:name="P54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5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6" style:family="paragraph">
      <loext:graphic-properties draw:fill="none" draw:fill-color="#ffffff"/>
      <style:paragraph-properties fo:line-height="100%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7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58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60" style:family="paragraph">
      <loext:graphic-properties draw:fill="none" draw:fill-color="#ffffff"/>
      <style:paragraph-properties fo:line-height="100%"/>
      <style:text-properties style:font-name="Arial1" fo:font-size="21pt" fo:text-shadow="1pt 1pt" fo:font-weight="bold" style:font-size-asian="28pt" style:font-weight-asian="bold" style:font-size-complex="28pt" style:font-weight-complex="bold"/>
    </style:style>
    <style:style style:name="P61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style:text-underline-style="none" fo:font-weight="bold" style:font-size-asian="28pt" style:font-weight-asian="bold" style:font-size-complex="28pt" style:font-weight-complex="bold"/>
    </style:style>
    <style:style style:name="P62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bold" style:font-size-asian="28pt" style:font-weight-asian="bold" style:font-size-complex="28pt" style:font-weight-complex="bold"/>
    </style:style>
    <style:style style:name="P63" style:family="paragraph">
      <loext:graphic-properties draw:fill="none" draw:fill-color="#ffffff"/>
      <style:paragraph-properties fo:line-height="100%"/>
      <style:text-properties fo:color="#000099" style:font-name="Arial1" fo:font-size="21pt" fo:font-style="italic" fo:text-shadow="none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64" style:family="paragraph">
      <loext:graphic-properties draw:fill="none" draw:fill-color="#ffffff"/>
      <style:paragraph-properties fo:text-align="center"/>
      <style:text-properties fo:color="#000000" fo:font-size="72pt" fo:text-shadow="none" style:font-size-asian="96pt" style:font-size-complex="96pt"/>
    </style:style>
    <style:style style:name="P65" style:family="paragraph">
      <loext:graphic-properties draw:fill="none" draw:fill-color="#ffffff"/>
      <style:paragraph-properties fo:line-height="100%" fo:text-align="center"/>
      <style:text-properties fo:color="#000099" style:font-name="Segoe UI Semibold" fo:font-size="21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P66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fo:font-weight="bold" style:font-size-asian="28pt" style:font-weight-asian="bold" style:font-size-complex="28pt" style:font-weight-complex="bold"/>
    </style:style>
    <style:style style:name="P67" style:family="paragraph">
      <loext:graphic-properties draw:fill="none" draw:fill-color="#ffffff"/>
      <style:paragraph-properties fo:line-height="100%"/>
      <style:text-properties fo:color="#729fcf" style:font-name="Arial1" fo:font-size="24pt" fo:text-shadow="1pt 1pt" fo:font-weight="bold" style:font-size-asian="32pt" style:font-weight-asian="bold" style:font-size-complex="32pt" style:font-weight-complex="bold"/>
    </style:style>
    <style:style style:name="P68" style:family="paragraph">
      <style:paragraph-properties fo:margin-left="0cm" fo:margin-right="0cm" fo:margin-top="0cm" fo:margin-bottom="0cm" fo:line-height="100%" fo:text-align="center" fo:text-indent="-0.635cm" style:text-autospace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18pt" fo:text-shadow="none" style:text-underline-style="none" fo:font-weight="bold" style:font-name-asian="Segoe UI1" style:font-size-asian="10pt" style:font-weight-asian="bold" style:font-name-complex="Segoe UI1" style:font-size-complex="10pt" style:font-weight-complex="bold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18pt" fo:text-shadow="none" fo:font-weight="bold" style:font-name-asian="Segoe UI1" style:font-size-asian="10pt" style:font-weight-asian="bold" style:font-name-complex="Segoe UI1" style:font-size-complex="10pt" style:font-weight-complex="bold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18pt" fo:text-shadow="none" fo:font-weight="bold" style:font-size-asian="24pt" style:font-weight-asian="bold" style:font-size-complex="24pt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fo:color="#000000" style:font-name="Arial1" fo:font-size="72pt" fo:text-shadow="none" style:font-size-asian="96pt" style:font-size-complex="96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18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18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1" fo:font-size="18pt" fo:text-shadow="1pt 1pt" fo:font-weight="bold" style:font-size-asian="24pt" style:font-weight-asian="bold" style:font-size-complex="24pt" style:font-weight-complex="bold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77" style:family="paragraph">
      <loext:graphic-properties draw:fill="none" draw:fill-color="#ffffff"/>
      <style:paragraph-properties fo:line-height="100%" fo:text-align="start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78" style:family="paragraph">
      <loext:graphic-properties draw:fill="none" draw:fill-color="#ffffff"/>
      <style:paragraph-properties fo:text-align="center"/>
      <style:text-properties fo:color="#000000" style:font-name="Arial1" fo:font-size="72pt" fo:text-shadow="none" fo:font-weight="bold" style:font-size-asian="96pt" style:font-weight-asian="bold" style:font-size-complex="96pt" style:font-weight-complex="bold"/>
    </style:style>
    <style:style style:name="P79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80" style:family="paragraph">
      <loext:graphic-properties draw:fill="none" draw:fill-color="#ffffff"/>
      <style:paragraph-properties fo:text-align="center"/>
      <style:text-properties fo:color="#000000" style:font-name="Segoe UI Semibold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P81" style:family="paragraph">
      <style:paragraph-properties fo:text-align="start"/>
    </style:style>
    <style:style style:name="P82" style:family="paragraph">
      <loext:graphic-properties draw:fill="none" draw:fill-color="#ffffff"/>
      <style:paragraph-properties fo:line-height="100%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83" style:family="paragraph">
      <loext:graphic-properties draw:fill="none" draw:fill-color="#ffffff"/>
      <style:paragraph-properties fo:line-height="100%"/>
      <style:text-properties fo:color="#ffffff" style:font-name="Arial1" fo:font-size="21pt" fo:text-shadow="1pt 1pt" fo:font-weight="normal" style:font-size-asian="28pt" style:font-weight-asian="normal" style:font-size-complex="28pt" style:font-weight-complex="normal"/>
    </style:style>
    <style:style style:name="P84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text-shadow="1pt 1pt" fo:font-weight="normal" style:font-size-asian="28pt" style:font-weight-asian="normal" style:font-size-complex="28pt" style:font-weight-complex="normal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style:font-size-asian="28pt" style:font-size-complex="28pt"/>
    </style:style>
    <style:style style:name="P86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8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 Semibold" fo:font-size="8pt" fo:text-shadow="none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fo:color="#000000" style:font-name="Segoe UI Semibold" fo:font-size="8pt" fo:text-shadow="none" fo:font-weight="normal" style:font-size-asian="8pt" style:font-weight-asian="normal" style:font-size-complex="8pt" style:font-weight-complex="normal"/>
    </style:style>
    <style:style style:name="T6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8" style:family="text">
      <style:text-properties fo:color="#000000" style:font-name="Segoe UI Semibold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9" style:family="text">
      <style:text-properties fo:color="#000099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cc0000" style:font-name="Segoe UI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2" style:family="text"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color="#000000" style:font-name="Segoe UI Semibold" fo:font-size="32pt" fo:font-style="normal" fo:text-shadow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6" style:family="text">
      <style:text-properties fo:color="#000099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7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8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9" style:family="text">
      <style:text-properties fo:color="#000000" style:font-name="Segoe UI1" fo:font-size="24pt" fo:text-shadow="none" style:text-underline-style="none" fo:font-weight="bold" style:font-name-asian="Segoe UI1" style:font-size-asian="24pt" style:font-weight-asian="bold" style:font-name-complex="Segoe UI1" style:font-size-complex="24pt" style:font-weight-complex="bold"/>
    </style:style>
    <style:style style:name="T20" style:family="text">
      <style:text-properties fo:color="#000000" style:font-name="Arial1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21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22" style:family="text">
      <style:text-properties fo:color="#000000" style:font-name="Segoe UI" fo:font-size="31pt" fo:text-shadow="none" fo:font-weight="bold" style:font-name-asian="Segoe UI1" style:font-size-asian="31pt" style:font-weight-asian="bold" style:font-name-complex="Segoe UI1" style:font-size-complex="31pt" style:font-weight-complex="bold"/>
    </style:style>
    <style:style style:name="T23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24" style:family="text">
      <style:text-properties fo:color="#000000" style:font-name="Liberation Serif" fo:font-size="96pt" style:font-name-asian="Liberation Serif1" style:font-size-asian="96pt" style:font-name-complex="Liberation Serif1" style:font-size-complex="96pt"/>
    </style:style>
    <style:style style:name="T25" style:family="text">
      <style:text-properties fo:color="#000000" style:font-name="Segoe UI Black" fo:font-size="96pt" style:font-name-asian="Liberation Serif1" style:font-size-asian="96pt" style:font-name-complex="Liberation Serif1" style:font-size-complex="96pt"/>
    </style:style>
    <style:style style:name="T26" style:family="text">
      <style:text-properties fo:color="#83caff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27" style:family="text">
      <style:text-properties fo:color="#000099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28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29" style:family="text">
      <style:text-properties fo:color="#000000" style:font-name="Liberation Serif1" fo:font-size="96pt" style:font-name-asian="Liberation Serif1" style:font-size-asian="96pt" style:font-name-complex="Liberation Serif1" style:font-size-complex="96pt"/>
    </style:style>
    <style:style style:name="T30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color="#000099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32" style:family="text">
      <style:text-properties fo:color="#000000" style:font-name="Segoe UI Semibold" fo:font-size="32pt" fo:text-shadow="1pt 1pt" fo:font-weight="bold" style:font-size-asian="32pt" style:font-weight-asian="bold" style:font-size-complex="32pt" style:font-weight-complex="bold"/>
    </style:style>
    <style:style style:name="T33" style:family="text">
      <style:text-properties fo:color="#000000" style:font-name="Segoe UI Semibold" fo:font-size="96pt" style:font-size-asian="96pt" style:font-size-complex="96pt"/>
    </style:style>
    <style:style style:name="T34" style:family="text">
      <style:text-properties fo:color="#00ff00" fo:font-size="96pt" style:font-size-asian="96pt" style:font-size-complex="96pt"/>
    </style:style>
    <style:style style:name="T35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color="#000000" style:font-name="Segoe UI Semibold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0000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color="#000000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9" style:family="text">
      <style:text-properties fo:color="#000099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fo:color="#000000" style:font-name="Segoe UI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color="#cc0000" style:font-name="Arial1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2" style:family="text">
      <style:text-properties fo:color="#000000" style:font-name="Segoe UI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3" style:family="text">
      <style:text-properties fo:color="#000000"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4" style:family="text">
      <style:text-properties fo:color="#000000" style:font-name="Segoe UI Semibold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5" style:family="text">
      <style:text-properties fo:color="#000000" style:font-name="Segoe UI Semibold" fo:font-size="32pt" fo:font-style="italic" fo:text-shadow="none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46" style:family="text">
      <style:text-properties fo:color="#000099" style:font-name="Segoe UI Semibold" fo:font-size="32pt" fo:font-style="italic" fo:text-shadow="none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47" style:family="text">
      <style:text-properties fo:color="#cc0000" style:font-name="Arial1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8" style:family="text">
      <style:text-properties fo:color="#990000" style:font-name="Segoe UI Semibold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9" style:family="text">
      <style:text-properties fo:color="#729fcf" style:font-name="Arial1" fo:font-size="32pt" fo:font-style="normal" fo:text-shadow="1pt 1pt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0" style:family="text">
      <style:text-properties fo:color="#000000" style:font-name="Segoe UI Semibold" fo:font-size="32pt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1" style:family="text">
      <style:text-properties fo:color="#83caff" style:font-name="Segoe UI Semibold" fo:font-size="32pt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color="#000099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0099" style:font-name="Segoe UI Semibold" fo:font-size="31pt" fo:font-style="italic" fo:text-shadow="none" style:text-underline-style="none" fo:font-weight="bold" style:font-size-asian="31pt" style:font-style-asian="italic" style:font-weight-asian="bold" style:font-size-complex="31pt" style:font-style-complex="italic" style:font-weight-complex="bold"/>
    </style:style>
    <style:style style:name="T54" style:family="text">
      <style:text-properties fo:color="#000000" style:font-name="Segoe UI Semibold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5" style:family="text">
      <style:text-properties fo:color="#cc0000" style:font-name="Segoe UI Semibold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56" style:family="text">
      <style:text-properties fo:color="#000000" style:font-name="Segoe UI Semibold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57" style:family="text">
      <style:text-properties fo:color="#cc0000" style:font-name="Segoe UI Semibold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8" style:family="text">
      <style:text-properties fo:color="#ffffff" style:font-name="Segoe UI" fo:font-size="11pt" fo:font-style="normal" fo:text-shadow="1pt 1pt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59" style:family="text">
      <style:text-properties fo:color="#000000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0" style:family="text">
      <style:text-properties fo:color="#cc0000"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61" style:family="text">
      <style:text-properties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64" style:family="text"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65" style:family="text">
      <style:text-properties fo:color="#cc0000" style:font-name="Arial1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66" style:family="text">
      <style:text-properties fo:color="#000000" style:font-name="Segoe UI Semibold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67" style:family="text">
      <style:text-properties fo:color="#000000" style:font-name="Segoe UI Semibold" fo:font-size="28pt" fo:font-style="normal" fo:text-shadow="1pt 1pt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color="#000000" style:font-name="Segoe UI Semibold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9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70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1" style:family="text">
      <style:text-properties fo:color="#000000" style:font-name="Segoe UI" fo:font-size="15pt" fo:text-shadow="none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2" style:family="text">
      <style:text-properties fo:color="#000000" style:font-name="Segoe UI" fo:font-size="72pt" fo:text-shadow="none" style:text-underline-style="none" fo:font-weight="normal" style:font-size-asian="72pt" style:font-weight-asian="normal" style:font-size-complex="72pt" style:font-weight-complex="normal"/>
    </style:style>
    <style:style style:name="T73" style:family="text">
      <style:text-properties fo:color="#000000" style:font-name="Segoe UI" fo:font-size="6pt" fo:text-shadow="none" style:text-underline-style="none" fo:font-weight="normal" style:font-size-asian="6pt" style:font-weight-asian="normal" style:font-size-complex="6pt" style:font-weight-complex="normal"/>
    </style:style>
    <style:style style:name="T74" style:family="text">
      <style:text-properties fo:color="#000000" style:font-name="Segoe UI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75" style:family="text"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6" style:family="text">
      <style:text-properties fo:color="#cc33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7" style:family="text">
      <style:text-properties fo:color="#ffffff" style:font-name="Arial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8" style:family="text">
      <style:text-properties fo:color="#ffffff" style:font-name="Arial1" fo:font-size="32pt" fo:font-style="normal" fo:text-shadow="1pt 1pt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79" style:family="text">
      <style:text-properties fo:color="#c5000b" style:font-name="Segoe UI" fo:font-size="32pt" fo:font-style="normal" fo:text-shadow="1pt 1pt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80" style:family="text">
      <style:text-properties fo:color="#ffffff" style:font-name="Arial1" fo:font-size="32pt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81" style:family="text">
      <style:text-properties fo:color="#ffffff" style:font-name="Segoe UI" fo:font-size="32pt" fo:font-style="normal" fo:text-shadow="1pt 1pt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82" style:family="text">
      <style:text-properties fo:color="#cc0000" style:font-name="Segoe UI Semibold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83" style:family="text">
      <style:text-properties fo:color="#000000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84" style:family="text">
      <style:text-properties fo:color="#000099" style:font-name="Segoe UI Semibold" fo:font-size="32pt" fo:font-style="italic" fo:text-shadow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85" style:family="text">
      <style:text-properties fo:color="#cc0000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86" style:family="text">
      <style:text-properties fo:color="#ffffff" style:font-name="Arial1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7" style:family="text">
      <style:text-properties fo:color="#000000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88" style:family="text">
      <style:text-properties style:font-name="Arial1" fo:font-size="32pt" fo:text-shadow="1pt 1pt" style:text-underline-style="none" fo:font-weight="bold" style:font-size-asian="32pt" style:font-weight-asian="bold" style:font-size-complex="32pt" style:font-weight-complex="bold"/>
    </style:style>
    <style:style style:name="T89" style:family="text">
      <style:text-properties fo:color="#99ccff" style:font-name="Arial1" fo:font-size="32pt" fo:text-shadow="1pt 1pt" style:text-underline-style="none" fo:font-weight="bold" style:font-size-asian="32pt" style:font-weight-asian="bold" style:font-size-complex="32pt" style:font-weight-complex="bold"/>
    </style:style>
    <style:style style:name="T90" style:family="text">
      <style:text-properties fo:color="#000099" style:font-name="Arial1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91" style:family="text">
      <style:text-properties fo:color="#83caff" style:font-name="Segoe UI" fo:font-size="32pt" fo:text-shadow="1pt 1pt" style:text-underline-style="none" fo:font-weight="bold" style:font-size-asian="32pt" style:font-weight-asian="bold" style:font-size-complex="32pt" style:font-weight-complex="bold"/>
    </style:style>
    <style:style style:name="T92" style:family="text">
      <style:text-properties fo:color="#000099" style:font-name="Arial1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3" style:family="text">
      <style:text-properties fo:color="#000099" style:font-name="Segoe UI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4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95" style:family="text">
      <style:text-properties fo:color="#000000" style:font-name="Liberation Serif1" fo:font-size="96pt" fo:text-shadow="none" style:font-name-asian="Liberation Serif1" style:font-size-asian="96pt" style:font-name-complex="Liberation Serif1" style:font-size-complex="96pt"/>
    </style:style>
    <style:style style:name="T96" style:family="text">
      <style:text-properties fo:color="#000000" style:font-name="Segoe UI Semibold" fo:font-size="96pt" fo:text-shadow="none" style:font-name-asian="Liberation Serif1" style:font-size-asian="96pt" style:font-name-complex="Liberation Serif1" style:font-size-complex="96pt"/>
    </style:style>
    <style:style style:name="T97" style:family="text">
      <style:text-properties fo:color="#cc0000" style:font-name="Segoe UI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8" style:family="text">
      <style:text-properties fo:color="#000099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99" style:family="text">
      <style:text-properties fo:color="#cc0000" style:font-name="Arial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0" style:family="text">
      <style:text-properties fo:color="#99ccff" style:font-name="Arial1" fo:font-size="32pt" fo:text-shadow="1pt 1pt" fo:font-weight="normal" style:font-size-asian="32pt" style:font-weight-asian="normal" style:font-size-complex="32pt" style:font-weight-complex="normal"/>
    </style:style>
    <style:style style:name="T101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02" style:family="text">
      <style:text-properties fo:color="#000000" style:font-name="Segoe UI" fo:font-size="31pt" fo:text-shadow="none" style:text-underline-style="none" fo:font-weight="bold" style:font-name-asian="Segoe UI1" style:font-size-asian="31pt" style:font-weight-asian="bold" style:font-name-complex="Segoe UI1" style:font-size-complex="31pt" style:font-weight-complex="bold"/>
    </style:style>
    <style:style style:name="T103" style:family="text">
      <style:text-properties fo:color="#000000" style:font-name="Arial1" fo:font-size="96pt" fo:text-shadow="none" style:font-size-asian="96pt" style:font-size-complex="96pt"/>
    </style:style>
    <style:style style:name="T104" style:family="text">
      <style:text-properties fo:color="#000000" style:font-name="Arial2" fo:font-size="96pt" fo:text-shadow="none" style:font-name-asian="Arial2" style:font-size-asian="96pt" style:font-name-complex="Arial2" style:font-size-complex="96pt"/>
    </style:style>
    <style:style style:name="T105" style:family="text">
      <style:text-properties fo:color="#000000" style:font-name="Arial1" fo:font-size="96pt" fo:text-shadow="none" fo:font-weight="bold" style:font-size-asian="96pt" style:font-weight-asian="bold" style:font-size-complex="96pt" style:font-weight-complex="bold"/>
    </style:style>
    <style:style style:name="T106" style:family="text">
      <style:text-properties fo:color="#000000" style:font-name="Arial2" fo:font-size="96pt" fo:text-shadow="none" fo:font-weight="bold" style:font-name-asian="Arial2" style:font-size-asian="96pt" style:font-weight-asian="bold" style:font-name-complex="Arial2" style:font-size-complex="96pt" style:font-weight-complex="bold"/>
    </style:style>
    <style:style style:name="T107" style:family="text">
      <style:text-properties fo:color="#cc0000" style:font-name="Segoe UI Semibold" fo:font-size="32pt" fo:font-style="normal" fo:text-shadow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08" style:family="text">
      <style:text-properties fo:color="#000000" style:font-name="Segoe UI Semibold" fo:font-size="32pt" fo:font-style="normal" fo:text-shadow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09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110" style:family="text">
      <style:text-properties fo:color="#c5000b" style:font-name="Arial2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11" style:family="text">
      <style:text-properties fo:color="#000000" style:font-name="Arial2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112" style:family="text">
      <style:text-properties fo:color="#cc0000" style:font-name="Arial1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13" style:family="text">
      <style:text-properties fo:color="#000000" style:font-name="Segoe UI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14" style:family="text"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5" style:family="text">
      <style:text-properties fo:color="#ffffff" style:font-name="Segoe UI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6" style:family="text">
      <style:text-properties fo:color="#ffffff" style:font-name="Segoe UI" fo:font-size="32pt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17" style:family="text">
      <style:text-properties fo:color="#ffffff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T118" style:family="text">
      <style:text-properties fo:color="#c5000b" style:font-name="Segoe UI Semibold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19" style:family="text">
      <style:text-properties fo:color="#ffffff" style:font-name="Arial1" fo:font-size="32pt" fo:text-shadow="1pt 1pt" fo:font-weight="normal" style:font-size-asian="32pt" style:font-weight-asian="normal" style:font-size-complex="32pt" style:font-weight-complex="normal"/>
    </style:style>
    <style:style style:name="T120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21" style:family="text">
      <style:text-properties fo:color="#000000" style:font-name="Segoe UI Semibold" fo:font-size="32pt" fo:font-style="normal" fo:text-shadow="1pt 1pt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22" style:family="text">
      <style:text-properties fo:color="#83caff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3" style:family="text">
      <style:text-properties fo:color="#000000" style:font-name="Segoe UI Semibold" fo:font-size="20pt" fo:text-shadow="none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24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25" style:family="text">
      <style:text-properties fo:color="#000000" style:font-name="Segoe UI Semibol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2" draw:text-style-name="P3" draw:layer="layout" svg:width="22.86cm" svg:height="7.195cm" svg:x="2.794cm" svg:y="0.667cm">
          <draw:text-box>
            <text:p text:style-name="P2"><text:span text:style-name="T1">WELCOME TO IMMANUEL!</text:span></text:p>
            <text:p text:style-name="P2"><text:span text:style-name="T2"/></text:p>
            <text:p text:style-name="P2"><text:span text:style-name="T3">Our service will follow</text:span></text:p>
            <text:p text:style-name="P2"><text:span text:style-name="T4">Divine Service 1</text:span></text:p>
            <text:p text:style-name="P2"><text:span text:style-name="T5"/></text:p>
            <text:p text:style-name="P2"><text:span text:style-name="T3">which is found on page 151 in the hymnal</text:span></text:p>
            <text:p text:style-name="P2"><text:span text:style-name="T3">and on the scree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draw:frame draw:style-name="gr3" draw:text-style-name="P4" draw:layer="layout" svg:width="24.384cm" svg:height="2.774cm" svg:x="1.778cm" svg:y="0.508cm">
          <draw:text-box>
            <text:p text:style-name="P2"><text:span text:style-name="T6">HY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 presentation:presentation-page-layout-name="AL1T0">
        <draw:frame draw:style-name="gr4" draw:text-style-name="P8" draw:layer="layout" svg:width="24.384cm" svg:height="7.112cm" svg:x="1.778cm" svg:y="0.508cm">
          <draw:text-box>
            <text:p text:style-name="P5"><text:span text:style-name="T7">Invocation</text:span></text:p>
            <text:p text:style-name="P6"><text:span text:style-name="T8">P: </text:span><text:span text:style-name="T9">In the name of the Father and of the </text:span><text:span text:style-name="T10">+</text:span><text:span text:style-name="T9"> Son </text:span></text:p>
            <text:p text:style-name="P6"><text:span text:style-name="T9"><text:s text:c="5"/></text:span><text:span text:style-name="T9">and of the Holy Spirit.</text:span></text:p>
            <text:p text:style-name="P7"><text:span text:style-name="T8">C: </text:span><text:span text:style-name="T11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5" draw:text-style-name="P10" draw:layer="layout" svg:width="25.4cm" svg:height="8.361cm" svg:x="1.329cm" svg:y="0.377cm">
          <draw:text-box>
            <text:p text:style-name="P9"><text:span text:style-name="T12">P: </text:span><text:span text:style-name="T13">If we say we have no sin, we deceive ourselves, </text:span></text:p>
            <text:p text:style-name="P9"><text:span text:style-name="T13"><text:s text:c="4"/></text:span><text:span text:style-name="T13">and the truth is not in us.</text:span></text:p>
            <text:p text:style-name="P9"><text:span text:style-name="T12">C: </text:span><text:span text:style-name="T14">But if we confess our sins, God, who is </text:span></text:p>
            <text:p text:style-name="P9"><text:span text:style-name="T14"><text:s text:c="4"/></text:span><text:span text:style-name="T14">faithful and just, will forgive our sins and </text:span></text:p>
            <text:p text:style-name="P9"><text:span text:style-name="T14"><text:s text:c="4"/></text:span><text:span text:style-name="T14">cleanse us from all unrighteousnes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 presentation:presentation-page-layout-name="AL1T0">
        <draw:frame draw:style-name="gr6" draw:text-style-name="P13" draw:layer="layout" svg:width="25.4cm" svg:height="6.477cm" svg:x="1.27cm" svg:y="0.508cm">
          <draw:text-box>
            <text:p text:style-name="P5"><text:span text:style-name="T7">Confession of Sins</text:span></text:p>
            <text:p text:style-name="P12"><text:span text:style-name="T15">P: </text:span><text:span text:style-name="T16">Let us then confess our sins to God our Father.</text:span></text:p>
            <text:p text:style-name="P12"><text:span text:style-name="T15">C: </text:span><text:span text:style-name="T17">Most merciful God, we confess that we are <text:s/></text:span></text:p>
            <text:p text:style-name="P12"><text:span text:style-name="T17"><text:s text:c="4"/></text:span><text:span text:style-name="T17">by nature sinful and unclean. </text:span><text:span text:style-name="T15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 presentation:presentation-page-layout-name="AL1T0">
        <draw:frame draw:style-name="gr7" draw:text-style-name="P14" draw:layer="layout" svg:width="25.4cm" svg:height="5.207cm" svg:x="1.315cm" svg:y="0.626cm">
          <draw:text-box>
            <text:p text:style-name="P12"><text:span text:style-name="T11"><text:s text:c="4"/></text:span><text:span text:style-name="T18">We have sinned against You in thought, <text:s text:c="2"/></text:span></text:p>
            <text:p text:style-name="P12"><text:span text:style-name="T18"><text:s text:c="4"/></text:span><text:span text:style-name="T18">word, and deed, by what we have done and </text:span></text:p>
            <text:p text:style-name="P12"><text:span text:style-name="T18"><text:s text:c="4"/></text:span><text:span text:style-name="T18">by what we have left undone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8" draw:text-style-name="P17" draw:layer="layout" svg:width="25.654cm" svg:height="10.02cm" svg:x="1.27cm" svg:y="0.508cm">
          <draw:text-box>
            <text:p text:style-name="P15"><text:span text:style-name="T19"><text:s/></text:span><text:span text:style-name="T20"><text:s text:c="3"/></text:span><text:span text:style-name="T21">We have not loved You with our whole heart; </text:span></text:p>
            <text:p text:style-name="P15"><text:span text:style-name="T21"><text:s text:c="4"/></text:span><text:span text:style-name="T18">we have </text:span><text:span text:style-name="T22">not loved our neighbors as</text:span><text:span text:style-name="T18"> </text:span><text:span text:style-name="T22">ourselves. </text:span></text:p>
            <text:p text:style-name="P15"><text:span text:style-name="T18"><text:s text:c="4"/></text:span><text:span text:style-name="T18">We justly deserve Your present and eternal </text:span></text:p>
            <text:p text:style-name="P15"><text:span text:style-name="T18"><text:s text:c="4"/></text:span><text:span text:style-name="T18">punishment. For the sake of Your Son, Jesus </text:span></text:p>
            <text:p text:style-name="P15"><text:span text:style-name="T18"><text:s text:c="4"/></text:span><text:span text:style-name="T18">Christ, have mercy on us. <text:s/>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draw:frame draw:style-name="gr9" draw:text-style-name="P18" draw:layer="layout" svg:width="25.146cm" svg:height="6.263cm" svg:x="1.524cm" svg:y="0.685cm">
          <draw:text-box>
            <text:p text:style-name="P15"><text:span text:style-name="T19"><text:s/></text:span><text:span text:style-name="T20"><text:s text:c="3"/></text:span><text:span text:style-name="T18">Forgive us, renew us, and lead us, so that </text:span></text:p>
            <text:p text:style-name="P7"><text:span text:style-name="T18"><text:s text:c="4"/></text:span><text:span text:style-name="T18">we may delight in Your will and walk in </text:span></text:p>
            <text:p text:style-name="P7"><text:span text:style-name="T18"><text:s text:c="4"/></text:span><text:span text:style-name="T18">Your ways to the glory of Your holy name. <text:s/></text:span></text:p>
            <text:p text:style-name="P7"><text:span text:style-name="T18"><text:s text:c="4"/></text:span><text:span text:style-name="T18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0">
        <draw:frame draw:style-name="gr10" draw:text-style-name="P19" draw:layer="layout" svg:width="20.32cm" svg:height="5.017cm" svg:x="4.064cm" svg:y="3.619cm">
          <draw:text-box>
            <text:p><text:span text:style-name="T24">◄</text:span><text:span text:style-name="T25">Left s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1">
        <draw:frame draw:style-name="gr11" draw:text-style-name="P20" draw:layer="layout" svg:width="25.146cm" svg:height="7.214cm" svg:x="1.27cm" svg:y="0.66cm">
          <draw:text-box>
            <text:p text:style-name="P9"><text:span text:style-name="T12">P:</text:span><text:span text:style-name="T26"> </text:span><text:span text:style-name="T13">Almighty God in His mercy has given His Son </text:span></text:p>
            <text:p text:style-name="P9"><text:span text:style-name="T13"><text:s text:c="4"/></text:span><text:span text:style-name="T13">to die for you and for His sake forgives you all </text:span></text:p>
            <text:p text:style-name="P9"><text:span text:style-name="T13"><text:s text:c="4"/></text:span><text:span text:style-name="T13">your sins. As a called and ordained servant of </text:span></text:p>
            <text:p text:style-name="P9"><text:span text:style-name="T13"><text:s text:c="4"/></text:span><text:span text:style-name="T13">Christ, and by His authority,</text:span><text:span text:style-name="T26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2">
        <draw:frame draw:style-name="gr11" draw:text-style-name="P21" draw:layer="layout" svg:width="25.146cm" svg:height="7.766cm" svg:x="1.27cm" svg:y="0.762cm">
          <draw:text-box>
            <text:p text:style-name="P9"><text:span text:style-name="T4"><text:s text:c="4"/></text:span><text:span text:style-name="T13">therefore forgive you all your sins in the name </text:span></text:p>
            <text:p text:style-name="P9"><text:span text:style-name="T13"><text:s text:c="4"/></text:span><text:span text:style-name="T13">of the Father and of the </text:span><text:span text:style-name="T27">+</text:span><text:span text:style-name="T13"> Son and of the Holy </text:span></text:p>
            <text:p text:style-name="P9"><text:span text:style-name="T13"><text:s text:c="4"/></text:span><text:span text:style-name="T13">Spirit.</text:span></text:p>
            <text:p text:style-name="P9"><text:span text:style-name="T4">C: </text:span><text:span text:style-name="T28">Ame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3">
        <draw:frame draw:style-name="gr12" draw:text-style-name="P22" draw:layer="layout" svg:width="22.098cm" svg:height="5.525cm" svg:x="3.81cm" svg:y="3.619cm">
          <draw:text-box>
            <text:p><text:span text:style-name="T25">Right side </text:span><text:span text:style-name="T29">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14">
        <draw:frame draw:style-name="gr13" draw:text-style-name="P23" draw:layer="layout" svg:width="24.892cm" svg:height="9.113cm" svg:x="1.524cm" svg:y="0.539cm">
          <draw:text-box>
            <text:p text:style-name="P9"><text:span text:style-name="T12">P:</text:span><text:span text:style-name="T30"> </text:span><text:span text:style-name="T13">In the mercy of almighty God, Jesus Christ </text:span></text:p>
            <text:p text:style-name="P9"><text:span text:style-name="T13"><text:s text:c="5"/></text:span><text:span text:style-name="T13">was given to die for us, and for His sake God </text:span></text:p>
            <text:p text:style-name="P9"><text:span text:style-name="T13"><text:s text:c="5"/></text:span><text:span text:style-name="T13">forgives us all our sins. To those who believe </text:span></text:p>
            <text:p text:style-name="P9"><text:span text:style-name="T13"><text:s text:c="5"/></text:span><text:span text:style-name="T13">in Jesus Christ He gives the power to </text:span></text:p>
            <text:p text:style-name="P9"><text:span text:style-name="T13"><text:s text:c="5"/></text:span><text:span text:style-name="T13">become the children of God</text:span><text:span text:style-name="T3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15">
        <draw:frame draw:style-name="gr13" draw:text-style-name="P25" draw:layer="layout" svg:width="24.892cm" svg:height="9.113cm" svg:x="1.524cm" svg:y="0.539cm">
          <draw:text-box>
            <text:p text:style-name="P9"><text:span text:style-name="T32"><text:s text:c="4"/></text:span><text:span text:style-name="T13">and bestows on them the Holy Spirit. May the </text:span></text:p>
            <text:p text:style-name="P9"><text:span text:style-name="T13"><text:s text:c="4"/></text:span><text:span text:style-name="T13">Lord, who has begun this good work in us, </text:span></text:p>
            <text:p text:style-name="P9"><text:span text:style-name="T13"><text:s text:c="4"/></text:span><text:span text:style-name="T13">bring it to completion in the day of our Lord </text:span></text:p>
            <text:p text:style-name="P9"><text:span text:style-name="T13"><text:s text:c="4"/></text:span><text:span text:style-name="T13">Jesus Christ.</text:span></text:p>
            <text:p text:style-name="P24"><text:span text:style-name="T4">C: </text:span><text:span text:style-name="T28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16">
        <draw:frame draw:style-name="gr14" draw:text-style-name="P26" draw:layer="layout" svg:width="23.876cm" svg:height="8.636cm" svg:x="2.032cm" svg:y="1.27cm">
          <draw:text-box>
            <text:p><text:span text:style-name="T33">Continue here</text:span></text:p>
            <text:p><text:span text:style-name="T34"><text:s text:c="12"/></text:span><text:span text:style-name="T29">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17">
        <draw:frame draw:style-name="gr15" draw:text-style-name="P27" draw:layer="layout" svg:width="24.638cm" svg:height="1.847cm" svg:x="1.524cm" svg:y="0.762cm">
          <draw:text-box>
            <text:p text:style-name="P2"><text:span text:style-name="T35">Intro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18">
        <draw:frame draw:style-name="gr16" draw:text-style-name="P29" draw:layer="layout" svg:width="25.146cm" svg:height="5.864cm" svg:x="1.524cm" svg:y="0.508cm">
          <draw:text-box>
            <text:p text:style-name="P28"><text:span text:style-name="T36">Kyrie</text:span></text:p>
            <text:p text:style-name="P9"><text:span text:style-name="T37">A:</text:span><text:span text:style-name="T38"> </text:span><text:span text:style-name="T39">In peace let us pray to the Lord.</text:span></text:p>
            <text:p text:style-name="P9"><text:span text:style-name="T37">C:</text:span><text:span text:style-name="T40"> </text:span><text:span text:style-name="T41">♫</text:span><text:span text:style-name="T42"> </text:span><text:span text:style-name="T43">Lord, have mercy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19">
        <draw:frame draw:style-name="gr17" draw:text-style-name="P31" draw:layer="layout" svg:width="22.86cm" svg:height="6.118cm" svg:x="2.286cm" svg:y="0.762cm">
          <draw:text-box>
            <text:p text:style-name="P30"><text:span text:style-name="T44">A:</text:span><text:span text:style-name="T45"> </text:span><text:span text:style-name="T46">For the peace from above and for our </text:span></text:p>
            <text:p text:style-name="P9"><text:span text:style-name="T46"><text:s text:c="5"/></text:span><text:span text:style-name="T46">salvation let us pray to the Lord.</text:span></text:p>
            <text:p text:style-name="P9"><text:span text:style-name="T44">C:</text:span><text:span text:style-name="T42"> </text:span><text:span text:style-name="T47">♫</text:span><text:span text:style-name="T42"> </text:span><text:span text:style-name="T43">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20">
        <draw:frame draw:style-name="gr18" draw:text-style-name="P32" draw:layer="layout" svg:width="24.892cm" svg:height="8.162cm" svg:x="1.524cm" svg:y="0.762cm">
          <draw:text-box>
            <text:p text:style-name="P9"><text:span text:style-name="T37">A:</text:span><text:span text:style-name="T38"> </text:span><text:span text:style-name="T39">For the peace of the whole world, for the</text:span></text:p>
            <text:p text:style-name="P9"><text:span text:style-name="T39"><text:s text:c="4"/></text:span><text:span text:style-name="T39">well-being of the Church of God, and for the <text:s/></text:span></text:p>
            <text:p text:style-name="P9"><text:span text:style-name="T39"><text:s text:c="4"/></text:span><text:span text:style-name="T39">unity of all let us pray to the Lord.</text:span></text:p>
            <text:p text:style-name="P9"><text:span text:style-name="T37">C: </text:span><text:span text:style-name="T48">♫</text:span><text:span text:style-name="T44"> </text:span><text:span text:style-name="T43">Lord, have mercy.</text:span></text:p>
            <text:p text:style-name="P24"><text:span text:style-name="T49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21">
        <draw:frame draw:style-name="gr19" draw:text-style-name="P33" draw:layer="layout" svg:width="25.654cm" svg:height="5.969cm" svg:x="1.27cm" svg:y="0.762cm">
          <draw:text-box>
            <text:p text:style-name="P9"><text:span text:style-name="T50">A:</text:span><text:span text:style-name="T51"> </text:span><text:span text:style-name="T52">For this holy house and for all who offer here </text:span></text:p>
            <text:p text:style-name="P9"><text:span text:style-name="T52"><text:s text:c="4"/></text:span><text:span text:style-name="T52">their worship and praise let us pray </text:span><text:span text:style-name="T53">to the Lord.</text:span></text:p>
            <text:p text:style-name="P9"><text:span text:style-name="T54">C: </text:span><text:span text:style-name="T55">♫</text:span><text:span text:style-name="T56"> </text:span><text:span text:style-name="T43">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22">
        <draw:frame draw:style-name="gr20" draw:text-style-name="P34" draw:layer="layout" svg:width="24.638cm" svg:height="5.541cm" svg:x="1.524cm" svg:y="0.66cm">
          <draw:text-box>
            <text:p text:style-name="P9"><text:span text:style-name="T37">A:</text:span><text:span text:style-name="T38"> </text:span><text:span text:style-name="T39">Help, save, comfort, and defend us, gracious </text:span></text:p>
            <text:p text:style-name="P9"><text:span text:style-name="T39"><text:s text:c="4"/></text:span><text:span text:style-name="T39">Lord.</text:span></text:p>
            <text:p text:style-name="P9"><text:span text:style-name="T37">C: </text:span><text:span text:style-name="T57">♫</text:span><text:span text:style-name="T44"> </text:span><text:span text:style-name="T43">Amen.</text:span></text:p>
            <text:p text:style-name="P24"><text:span text:style-name="T5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23">
        <draw:frame draw:style-name="gr21" draw:text-style-name="P35" draw:layer="layout" svg:width="24.384cm" svg:height="5.014cm" svg:x="2.032cm" svg:y="0.574cm">
          <draw:text-box>
            <text:p text:style-name="P28"><text:span text:style-name="T35">Salutation</text:span></text:p>
            <text:p text:style-name="P9"><text:span text:style-name="T59">P: </text:span><text:span text:style-name="T52">The Lord be with you.</text:span></text:p>
            <text:p text:style-name="P9"><text:span text:style-name="T37">C: </text:span><text:span text:style-name="T60">♫</text:span><text:span text:style-name="T43"> And also with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24">
        <draw:frame draw:style-name="gr22" draw:text-style-name="P36" draw:layer="layout" svg:width="25.146cm" svg:height="5.042cm" svg:x="1.524cm" svg:y="0.546cm">
          <draw:text-box>
            <text:p text:style-name="P28"><text:span text:style-name="T61">Collect of the Day</text:span></text:p>
            <text:p text:style-name="P9"><text:span text:style-name="T37">P:</text:span><text:span text:style-name="T38"> </text:span><text:span text:style-name="T39">Let us pray...</text:span></text:p>
            <text:p text:style-name="P9"><text:span text:style-name="T40">C: </text:span><text:span text:style-name="T47">♫</text:span><text:span text:style-name="T43">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25" presentation:presentation-page-layout-name="AL1T0">
        <draw:frame draw:style-name="gr3" draw:text-style-name="P4" draw:layer="layout" svg:width="24.384cm" svg:height="2.774cm" svg:x="2.032cm" svg:y="0.508cm">
          <draw:text-box>
            <text:p text:style-name="P2"><text:span text:style-name="T6">Old Testament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26">
        <draw:frame draw:style-name="gr23" draw:text-style-name="P37" draw:layer="layout" svg:width="24.384cm" svg:height="3.881cm" svg:x="1.778cm" svg:y="0.508cm">
          <draw:text-box>
            <text:p text:style-name="P9"><text:span text:style-name="T37">P: </text:span><text:span text:style-name="T39">This is the Word of the Lord.</text:span></text:p>
            <text:p text:style-name="P9"><text:span text:style-name="T37">C: </text:span><text:span text:style-name="T62">Thanks be to God</text:span><text:span text:style-name="T43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27" presentation:presentation-page-layout-name="AL1T0">
        <draw:frame draw:style-name="gr3" draw:text-style-name="P4" draw:layer="layout" svg:width="24.13cm" svg:height="2.774cm" svg:x="1.778cm" svg:y="0.762cm">
          <draw:text-box>
            <text:p text:style-name="P2"><text:span text:style-name="T6">Epistl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28">
        <draw:frame draw:style-name="gr23" draw:text-style-name="P38" draw:layer="layout" svg:width="25.146cm" svg:height="3.881cm" svg:x="1.524cm" svg:y="0.508cm">
          <draw:text-box>
            <text:p text:style-name="P9"><text:span text:style-name="T37">P: </text:span><text:span text:style-name="T39">This is the Word of the Lord.</text:span></text:p>
            <text:p text:style-name="P9"><text:span text:style-name="T37">C: </text:span><text:span text:style-name="T62">Thanks be to God</text:span><text:span text:style-name="T43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29">
        <draw:frame draw:style-name="gr6" draw:text-style-name="P39" draw:layer="layout" svg:width="24.892cm" svg:height="6.477cm" svg:x="1.524cm" svg:y="0.508cm">
          <draw:text-box>
            <text:p text:style-name="P5"><text:span text:style-name="T7">Common Alleluia and Verse</text:span></text:p>
            <text:p text:style-name="P6"><text:span text:style-name="T63">C:</text:span><text:span text:style-name="T64"> </text:span><text:span text:style-name="T65">♫</text:span><text:span text:style-name="T66"> </text:span><text:span text:style-name="T18">Alleluia. <text:s/>Lord, to whom shall we go?</text:span></text:p>
            <text:p text:style-name="P7"><text:span text:style-name="T18"><text:s text:c="4"/></text:span><text:span text:style-name="T18">You have the words of eternal life. <text:s/>Alleluia.</text:span></text:p>
          </draw:text-box>
        </draw:frame>
        <draw:frame draw:style-name="gr24" draw:text-style-name="P40" draw:layer="layout" svg:width="0.502cm" svg:height="1.187cm" svg:x="5.588cm" svg:y="9.33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30">
        <draw:frame draw:style-name="gr25" draw:text-style-name="P41" draw:layer="layout" svg:width="24.892cm" svg:height="6.892cm" svg:x="1.524cm" svg:y="0.508cm">
          <draw:text-box>
            <text:p text:style-name="P28"><text:span text:style-name="T67">The Holy Gospel</text:span></text:p>
            <text:p text:style-name="P9"><text:span text:style-name="T37">P:</text:span><text:span text:style-name="T68"> </text:span><text:span text:style-name="T39">The Holy Gospel according to <text:s/>St. ______,</text:span></text:p>
            <text:p text:style-name="P9"><text:span text:style-name="T39"><text:s text:c="5"/></text:span><text:span text:style-name="T39">The ___________ chapter.</text:span></text:p>
            <text:p text:style-name="P9"><text:span text:style-name="T37">C: </text:span><text:span text:style-name="T57">♫</text:span><text:span text:style-name="T44"> </text:span><text:span text:style-name="T43">Glory to You, O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31">
        <draw:frame draw:style-name="gr26" draw:text-style-name="P42" draw:layer="layout" svg:width="20.574cm" svg:height="3.416cm" svg:x="2.54cm" svg:y="1.156cm">
          <draw:text-box>
            <text:p text:style-name="P9"><text:span text:style-name="T37">P: </text:span><text:span text:style-name="T39">This is the Gospel of the Lord.</text:span></text:p>
            <text:p text:style-name="P9"><text:span text:style-name="T37">C: </text:span><text:span text:style-name="T57">♫</text:span><text:span text:style-name="T44"> </text:span><text:span text:style-name="T43">Praise to You, O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32" presentation:presentation-page-layout-name="AL1T0">
        <draw:frame draw:style-name="gr27" draw:text-style-name="P43" draw:layer="layout" svg:width="23.876cm" svg:height="2.869cm" svg:x="2.032cm" svg:y="0.508cm">
          <draw:text-box>
            <text:p text:style-name="P2"><text:span text:style-name="T6">Hymn</text:span></text:p>
            <text:p text:style-name="P2"><text:span text:style-name="T69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33">
        <draw:frame draw:style-name="gr28" draw:text-style-name="P44" draw:layer="layout" svg:width="24.638cm" svg:height="7.874cm" svg:x="1.778cm" svg:y="0.762cm">
          <draw:text-box>
            <text:p text:style-name="P2"><text:span text:style-name="T70">Sermon</text:span></text:p>
            <text:p text:style-name="P2"><text:span text:style-name="T71"/></text:p>
            <text:p text:style-name="P2"><text:span text:style-name="T72">“</text:span><text:span text:style-name="T72">TITLE”</text:span></text:p>
            <text:p text:style-name="P2"><text:span text:style-name="T73"/></text:p>
            <text:p text:style-name="P2"><text:span text:style-name="T74">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34">
        <draw:frame draw:style-name="gr29" draw:text-style-name="P45" draw:layer="layout" svg:width="24.384cm" svg:height="7.747cm" svg:x="1.778cm" svg:y="0.635cm">
          <draw:text-box>
            <text:p text:style-name="P5"><text:span text:style-name="T7">Nicene Creed</text:span></text:p>
            <text:p text:style-name="P5"><text:span text:style-name="T18">I believe in one God, the Father Almighty,</text:span></text:p>
            <text:p text:style-name="P5"><text:span text:style-name="T18">maker of heaven and earth</text:span></text:p>
            <text:p text:style-name="P5"><text:span text:style-name="T18">and of all things visible and invisible.</text:span><text:span text:style-name="T63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35">
        <draw:frame draw:style-name="gr30" draw:text-style-name="P47" draw:layer="layout" svg:width="25.146cm" svg:height="7.766cm" svg:x="1.184cm" svg:y="0.606cm">
          <draw:text-box>
            <text:p text:style-name="P5"><text:span text:style-name="T18">And in one Lord Jesus Christ,</text:span></text:p>
            <text:p text:style-name="P5"><text:span text:style-name="T18">the only-begotten Son of God,</text:span></text:p>
            <text:p text:style-name="P5"><text:span text:style-name="T18">begotten of His Father before all worlds,</text:span></text:p>
            <text:p text:style-name="P5"><text:span text:style-name="T18">God of God, Light of Light, </text:span></text:p>
            <text:p text:style-name="P46"><text:span text:style-name="T75"><text:s text:c="9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36">
        <draw:frame draw:style-name="gr31" draw:text-style-name="P48" draw:layer="layout" svg:width="25.146cm" svg:height="6.985cm" svg:x="1.27cm" svg:y="0.635cm">
          <draw:text-box>
            <text:p text:style-name="P5"><text:span text:style-name="T18">very God of very God,</text:span></text:p>
            <text:p text:style-name="P5"><text:span text:style-name="T18">begotten, not made,</text:span></text:p>
            <text:p text:style-name="P5"><text:span text:style-name="T18">being of one substance with the Father,</text:span></text:p>
            <text:p text:style-name="P5"><text:span text:style-name="T18">by whom all things were made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37">
        <draw:frame draw:style-name="gr32" draw:text-style-name="P48" draw:layer="layout" svg:width="25.146cm" svg:height="8.255cm" svg:x="1.27cm" svg:y="0.762cm">
          <draw:text-box>
            <text:p text:style-name="P5"><text:span text:style-name="T18">who for us men and for our salvation </text:span></text:p>
            <text:p text:style-name="P5"><text:span text:style-name="T18">came down from heaven</text:span></text:p>
            <text:p text:style-name="P5"><text:span text:style-name="T18">and was incarnate by the Holy Spirit of </text:span></text:p>
            <text:p text:style-name="P5"><text:span text:style-name="T18">the virgin Mary and was made man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38">
        <draw:frame draw:style-name="gr33" draw:text-style-name="P49" draw:layer="layout" svg:width="25.146cm" svg:height="7.239cm" svg:x="1.27cm" svg:y="0.762cm">
          <draw:text-box>
            <text:p text:style-name="P5"><text:span text:style-name="T18">and was crucified also for us</text:span></text:p>
            <text:p text:style-name="P5"><text:span text:style-name="T18">under Pontius Pilate.</text:span></text:p>
            <text:p text:style-name="P5"><text:span text:style-name="T18">He suffered and was buri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39">
        <draw:frame draw:style-name="gr31" draw:text-style-name="P50" draw:layer="layout" svg:width="25.146cm" svg:height="6.985cm" svg:x="1.27cm" svg:y="0.635cm">
          <draw:text-box>
            <text:p text:style-name="P5"><text:span text:style-name="T18">And the third day He rose again <text:s/></text:span></text:p>
            <text:p text:style-name="P5"><text:span text:style-name="T18">according to the Scriptures</text:span></text:p>
            <text:p text:style-name="P5"><text:span text:style-name="T18">and ascended into heaven</text:span></text:p>
            <text:p text:style-name="P5"><text:span text:style-name="T18">and sits at the right hand of the Fathe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40">
        <draw:frame draw:style-name="gr19" draw:text-style-name="P51" draw:layer="layout" svg:width="25.146cm" svg:height="5.969cm" svg:x="1.27cm" svg:y="0.762cm">
          <draw:text-box>
            <text:p text:style-name="P5"><text:span text:style-name="T18">And He will come again with glory</text:span></text:p>
            <text:p text:style-name="P5"><text:span text:style-name="T18">to judge both the living and the dead,</text:span></text:p>
            <text:p text:style-name="P5"><text:span text:style-name="T18">whose kingdom will have no end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41">
        <draw:frame draw:style-name="gr34" draw:text-style-name="P50" draw:layer="layout" svg:width="25.146cm" svg:height="5.715cm" svg:x="1.27cm" svg:y="0.762cm">
          <draw:text-box>
            <text:p text:style-name="P5"><text:span text:style-name="T18">And I believe in the Holy Spirit,</text:span></text:p>
            <text:p text:style-name="P5"><text:span text:style-name="T18">the Lord and giver of life,</text:span></text:p>
            <text:p text:style-name="P5"><text:span text:style-name="T18">who proceeds from the Father and the Son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42">
        <draw:frame draw:style-name="gr35" draw:text-style-name="P52" draw:layer="layout" svg:width="24.638cm" svg:height="6.287cm" svg:x="1.524cm" svg:y="0.762cm">
          <draw:text-box>
            <text:p text:style-name="P5"><text:span text:style-name="T18">who with the Father and the Son</text:span></text:p>
            <text:p text:style-name="P5"><text:span text:style-name="T18">together is worshiped and glorified,</text:span></text:p>
            <text:p text:style-name="P5"><text:span text:style-name="T18">who spoke by the prophe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43">
        <draw:frame draw:style-name="gr32" draw:text-style-name="P50" draw:layer="layout" svg:width="25.146cm" svg:height="8.255cm" svg:x="1.27cm" svg:y="0.762cm">
          <draw:text-box>
            <text:p text:style-name="P5"><text:span text:style-name="T18">And I believe in one</text:span></text:p>
            <text:p text:style-name="P5"><text:span text:style-name="T18">holy Christian and apostolic Church,</text:span></text:p>
            <text:p text:style-name="P5"><text:span text:style-name="T18">I acknowledge one Baptism</text:span></text:p>
            <text:p text:style-name="P5"><text:span text:style-name="T18">for the remission of sins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44">
        <draw:frame draw:style-name="gr36" draw:text-style-name="P51" draw:layer="layout" svg:width="25.146cm" svg:height="6.659cm" svg:x="1.27cm" svg:y="1.143cm">
          <draw:text-box>
            <text:p text:style-name="P5"><text:span text:style-name="T18">and I look for the resurrection of the dead</text:span></text:p>
            <text:p text:style-name="P5"><text:span text:style-name="T18">and the life </text:span><text:span text:style-name="T76">+</text:span><text:span text:style-name="T18"> of the world to come.</text:span></text:p>
            <text:p text:style-name="P5"><text:span text:style-name="T18">Amen.</text:span></text:p>
            <text:p text:style-name="P53"><text:span text:style-name="T7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45">
        <draw:frame draw:style-name="gr37" draw:text-style-name="P27" draw:layer="layout" svg:width="24.384cm" svg:height="1.56cm" svg:x="1.778cm" svg:y="0.82cm">
          <draw:text-box>
            <text:p text:style-name="P2"><text:span text:style-name="T35">Prayer of the Chu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46">
        <draw:frame draw:style-name="gr37" draw:text-style-name="P27" draw:layer="layout" svg:width="24.384cm" svg:height="1.56cm" svg:x="1.778cm" svg:y="0.82cm">
          <draw:text-box>
            <text:p text:style-name="P2"><text:span text:style-name="T35">The Off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47">
        <draw:frame draw:style-name="gr38" draw:text-style-name="P54" draw:layer="layout" svg:width="25.4cm" svg:height="5.36cm" svg:x="1.27cm" svg:y="0.736cm">
          <draw:text-box>
            <text:p text:style-name="P28"><text:span text:style-name="T35">The Offertory</text:span></text:p>
            <text:p text:style-name="P9"><text:span text:style-name="T37">C: </text:span><text:span text:style-name="T57">♫</text:span><text:span text:style-name="T44"> </text:span><text:span text:style-name="T43">What shall I render to the Lord for all His </text:span></text:p>
            <text:p text:style-name="P9"><text:span text:style-name="T43"><text:s text:c="8"/></text:span><text:span text:style-name="T43">benefits to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48">
        <draw:frame draw:style-name="gr39" draw:text-style-name="P55" draw:layer="layout" svg:width="24.892cm" svg:height="6.604cm" svg:x="1.27cm" svg:y="0.762cm">
          <draw:text-box>
            <text:p text:style-name="P9"><text:span text:style-name="T78"><text:s text:c="3"/></text:span><text:span text:style-name="T79"><text:s text:c="2"/></text:span><text:span text:style-name="T60">♫</text:span><text:span text:style-name="T43"> </text:span><text:span text:style-name="T43">I will offer the sacrifice of Thanksgiving </text:span></text:p>
            <text:p text:style-name="P9"><text:span text:style-name="T43"><text:s text:c="9"/></text:span><text:span text:style-name="T43">and will call on the name of the Lord. <text:s text:c="4"/></text:span></text:p>
            <text:p text:style-name="P9"><text:span text:style-name="T43"><text:s text:c="9"/></text:span><text:span text:style-name="T43">I will take the cup of salvation</text:span></text:p>
            <text:p text:style-name="P9"><text:span text:style-name="T43"><text:s text:c="9"/></text:span><text:span text:style-name="T43">and will call on the name of the Lord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49">
        <draw:frame draw:style-name="gr11" draw:text-style-name="P56" draw:layer="layout" svg:width="25.4cm" svg:height="7.214cm" svg:x="1.27cm" svg:y="0.762cm">
          <draw:text-box>
            <text:p text:style-name="P9"><text:span text:style-name="T80"><text:s text:c="4"/></text:span><text:span text:style-name="T81"><text:s/></text:span><text:span text:style-name="T47">♫</text:span><text:span text:style-name="T43"> </text:span><text:span text:style-name="T43">I will pay my vows to the Lord now</text:span></text:p>
            <text:p text:style-name="P9"><text:span text:style-name="T43"><text:s text:c="9"/></text:span><text:span text:style-name="T43">in the presence of all His people, </text:span></text:p>
            <text:p text:style-name="P9"><text:span text:style-name="T43"><text:s text:c="9"/></text:span><text:span text:style-name="T43">in the courts of the Lord's house, </text:span></text:p>
            <text:p text:style-name="P9"><text:span text:style-name="T43"><text:s text:c="9"/></text:span><text:span text:style-name="T43">in the midst of you, O Jerusal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50">
        <draw:frame draw:style-name="gr40" draw:text-style-name="P57" draw:layer="layout" svg:width="18.542cm" svg:height="8.791cm" svg:x="4.572cm" svg:y="0.607cm">
          <draw:text-box>
            <text:p text:style-name="P28"><text:span text:style-name="T35">Preface</text:span></text:p>
            <text:p text:style-name="P9"><text:span text:style-name="T4">P:</text:span><text:span text:style-name="T13"> The Lord be with you.</text:span></text:p>
            <text:p text:style-name="P9"><text:span text:style-name="T4">C: </text:span><text:span text:style-name="T82">♫</text:span><text:span text:style-name="T66"> </text:span><text:span text:style-name="T83">And also with you.</text:span></text:p>
            <text:p text:style-name="P9"><text:span text:style-name="T66">P: </text:span><text:span text:style-name="T84">Lift up your hearts.</text:span></text:p>
            <text:p text:style-name="P9"><text:span text:style-name="T66">C: </text:span><text:span text:style-name="T82">♫</text:span><text:span text:style-name="T66"> </text:span><text:span text:style-name="T83">We lift them to the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51">
        <draw:frame draw:style-name="gr41" draw:text-style-name="P58" draw:layer="layout" svg:width="24.384cm" svg:height="7.014cm" svg:x="2.032cm" svg:y="0.86cm">
          <draw:text-box>
            <text:p text:style-name="P9"><text:span text:style-name="T37">P: </text:span><text:span text:style-name="T39">Let us give thanks to the Lord our God.</text:span></text:p>
            <text:p text:style-name="P9"><text:span text:style-name="T4">C: </text:span><text:span text:style-name="T82">♫</text:span><text:span text:style-name="T66"> </text:span><text:span text:style-name="T83">It is right to give Him thanks and praise.</text:span></text:p>
            <text:p text:style-name="P24"><text:span text:style-name="T8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52">
        <draw:frame draw:style-name="gr42" draw:text-style-name="P59" draw:layer="layout" svg:width="22.648cm" svg:height="6.069cm" svg:x="2.752cm" svg:y="0.849cm">
          <draw:text-box>
            <text:p text:style-name="P28"><text:span text:style-name="T35">Proper Preface</text:span></text:p>
            <text:p text:style-name="P9"><text:span text:style-name="T4">P: </text:span><text:span text:style-name="T13">It is truly good, right, and salutary …</text:span></text:p>
            <text:p text:style-name="P9"><text:span text:style-name="T13"/></text:p>
            <text:p text:style-name="P9"><text:span text:style-name="T13"><text:s text:c="10"/>… </text:span><text:span text:style-name="T13">evermore praising You and saying:</text:span><text:span text:style-name="T2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53">
        <draw:frame draw:style-name="gr43" draw:text-style-name="P59" draw:layer="layout" svg:width="25.4cm" svg:height="7.572cm" svg:x="1.228cm" svg:y="0.736cm">
          <draw:text-box>
            <text:p text:style-name="P28"><text:span text:style-name="T35">Sanctus</text:span></text:p>
            <text:p text:style-name="P9"><text:span text:style-name="T4">C: </text:span><text:span text:style-name="T85">♫</text:span><text:span text:style-name="T83"> </text:span><text:span text:style-name="T28">Holy, holy, holy </text:span></text:p>
            <text:p text:style-name="P9"><text:span text:style-name="T28"><text:s text:c="8"/></text:span><text:span text:style-name="T28">Lord God of pow'r and might: </text:span></text:p>
            <text:p text:style-name="P9"><text:span text:style-name="T28"><text:s text:c="4"/></text:span><text:span text:style-name="T28">Heaven and earth are full of Your glory, </text:span></text:p>
            <text:p text:style-name="P9"><text:span text:style-name="T28"><text:s text:c="4"/></text:span><text:span text:style-name="T28">Hosanna, Hosanna, Hosanna in the Highest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54">
        <draw:frame draw:style-name="gr44" draw:text-style-name="P60" draw:layer="layout" svg:width="23.622cm" svg:height="5.411cm" svg:x="2.286cm" svg:y="0.939cm">
          <draw:text-box>
            <text:p text:style-name="P9"><text:span text:style-name="T86"><text:s text:c="5"/></text:span><text:span text:style-name="T47">♫</text:span><text:span text:style-name="T43"> </text:span><text:span text:style-name="T28">Blessed is He who comes in the name </text:span></text:p>
            <text:p text:style-name="P9"><text:span text:style-name="T28"><text:s text:c="8"/></text:span><text:span text:style-name="T28">of the Lord. </text:span></text:p>
            <text:p text:style-name="P9"><text:span text:style-name="T28"><text:s text:c="5"/></text:span><text:span text:style-name="T28">Hosanna in the highe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55">
        <draw:frame draw:style-name="gr45" draw:text-style-name="P61" draw:layer="layout" svg:width="24.892cm" svg:height="9.075cm" svg:x="1.27cm" svg:y="0.861cm">
          <draw:text-box>
            <text:p text:style-name="P28"><text:span text:style-name="T35">Prayer of Thanksgiving</text:span></text:p>
            <text:p text:style-name="P9"><text:span text:style-name="T87">P: </text:span><text:span text:style-name="T39">Blessed are You, Lord of heaven and earth, </text:span></text:p>
            <text:p text:style-name="P9"><text:span text:style-name="T39"><text:s text:c="4"/></text:span><text:span text:style-name="T39">for You have had mercy on those whom You </text:span></text:p>
            <text:p text:style-name="P9"><text:span text:style-name="T39"><text:s text:c="4"/></text:span><text:span text:style-name="T39">created and sent Your only-begotten Son </text:span></text:p>
            <text:p text:style-name="P9"><text:span text:style-name="T39"><text:s text:c="4"/></text:span><text:span text:style-name="T39">into our flesh to bear our sin and be our </text:span></text:p>
            <text:p text:style-name="P9"><text:span text:style-name="T39"><text:s text:c="4"/></text:span><text:span text:style-name="T39">Savio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56">
        <draw:frame draw:style-name="gr44" draw:text-style-name="P62" draw:layer="layout" svg:width="25.654cm" svg:height="5.411cm" svg:x="1.27cm" svg:y="0.685cm">
          <draw:text-box>
            <text:p text:style-name="P9"><text:span text:style-name="T88"><text:s text:c="2"/></text:span><text:span text:style-name="T89"><text:s/></text:span><text:span text:style-name="T39">With repentant joy we receive the salvation </text:span></text:p>
            <text:p text:style-name="P9"><text:span text:style-name="T39"><text:s text:c="3"/></text:span><text:span text:style-name="T39">accomplished for us by the all-availing </text:span></text:p>
            <text:p text:style-name="P9"><text:span text:style-name="T39"><text:s text:c="3"/></text:span><text:span text:style-name="T39">sacrifice of His body and His blood on the cro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57">
        <draw:frame draw:style-name="gr46" draw:text-style-name="P63" draw:layer="layout" svg:width="25.654cm" svg:height="6.731cm" svg:x="1.27cm" svg:y="0.762cm">
          <draw:text-box>
            <text:p text:style-name="P9"><text:span text:style-name="T90"><text:s/></text:span><text:span text:style-name="T39"><text:s text:c="3"/></text:span><text:span text:style-name="T39">Gathered in the name and the remembrance </text:span></text:p>
            <text:p text:style-name="P9"><text:span text:style-name="T39"><text:s text:c="4"/></text:span><text:span text:style-name="T39">of Jesus, we beg You, O Lord, to forgive, renew, </text:span></text:p>
            <text:p text:style-name="P9"><text:span text:style-name="T39"><text:s text:c="4"/></text:span><text:span text:style-name="T39">and strengthen us with Your Word and Spirit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58">
        <draw:frame draw:style-name="gr30" draw:text-style-name="P63" draw:layer="layout" svg:width="25.654cm" svg:height="7.766cm" svg:x="1.27cm" svg:y="0.762cm">
          <draw:text-box>
            <text:p text:style-name="P9"><text:span text:style-name="T90"><text:s text:c="4"/></text:span><text:span text:style-name="T39">Grant us faithfully to eat His body </text:span></text:p>
            <text:p text:style-name="P9"><text:span text:style-name="T39"><text:s text:c="8"/></text:span><text:span text:style-name="T39">and drink His blood </text:span></text:p>
            <text:p text:style-name="P9"><text:span text:style-name="T39"><text:s text:c="8"/></text:span><text:span text:style-name="T39">as He bids us do in His own testament. <text:s/></text:span></text:p>
            <text:p text:style-name="P9"><text:span text:style-name="T39"><text:s text:c="4"/></text:span><text:span text:style-name="T39">Gather us together, we pray, </text:span></text:p>
            <text:p text:style-name="P9"><text:span text:style-name="T39"><text:s text:c="8"/></text:span><text:span text:style-name="T39">from the ends of the earth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59">
        <draw:frame draw:style-name="gr47" draw:text-style-name="P62" draw:layer="layout" svg:width="25.146cm" svg:height="6.989cm" svg:x="1.27cm" svg:y="0.885cm">
          <draw:text-box>
            <text:p text:style-name="P9"><text:span text:style-name="T88"><text:s text:c="2"/></text:span><text:span text:style-name="T91"><text:s text:c="2"/></text:span><text:span text:style-name="T39">to celebrate with all the faithful the marriage </text:span></text:p>
            <text:p text:style-name="P9"><text:span text:style-name="T39"><text:s text:c="4"/></text:span><text:span text:style-name="T39">feast of the Lamb in His kingdom, which has </text:span></text:p>
            <text:p text:style-name="P9"><text:span text:style-name="T39"><text:s text:c="4"/></text:span><text:span text:style-name="T39">no end. Graciously receive our prayers; deliver </text:span></text:p>
            <text:p text:style-name="P9"><text:span text:style-name="T39"><text:s text:c="4"/></text:span><text:span text:style-name="T39">and preserve us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60">
        <draw:frame draw:style-name="gr11" draw:text-style-name="P62" draw:layer="layout" svg:width="24.892cm" svg:height="7.214cm" svg:x="1.622cm" svg:y="0.708cm">
          <draw:text-box>
            <text:p text:style-name="P9"><text:span text:style-name="T92"><text:s text:c="2"/></text:span><text:span text:style-name="T93"><text:s text:c="2"/></text:span><text:span text:style-name="T39">To You alone, O Father, be all glory, honor, <text:s/></text:span></text:p>
            <text:p text:style-name="P9"><text:span text:style-name="T39"><text:s text:c="8"/></text:span><text:span text:style-name="T39">and worship, with the Son and the Holy <text:s text:c="4"/></text:span></text:p>
            <text:p text:style-name="P9"><text:span text:style-name="T39"><text:s text:c="4"/></text:span><text:span text:style-name="T39">Spirit, one God, now and forevermore.</text:span></text:p>
            <text:p text:style-name="P9"><text:span text:style-name="T87">C: </text:span><text:span text:style-name="T94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61">
        <draw:frame draw:style-name="gr48" draw:text-style-name="P64" draw:layer="layout" svg:width="21.59cm" svg:height="4.755cm" svg:x="2.794cm" svg:y="5.08cm">
          <draw:text-box>
            <text:p text:style-name="P2"><text:span text:style-name="T95">◄</text:span><text:span text:style-name="T96">Left s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62">
        <draw:frame draw:style-name="gr29" draw:text-style-name="P59" draw:layer="layout" svg:width="24.638cm" svg:height="7.747cm" svg:x="1.524cm" svg:y="0.635cm">
          <draw:text-box>
            <text:p text:style-name="P28"><text:span text:style-name="T35">The Words of our Lord</text:span></text:p>
            <text:p text:style-name="P9"><text:span text:style-name="T4">P: </text:span><text:span text:style-name="T13">Our Lord Jesus Christ, on the night when He </text:span></text:p>
            <text:p text:style-name="P9"><text:span text:style-name="T13"><text:s text:c="4"/></text:span><text:span text:style-name="T13">was betrayed, took bread, and when He had </text:span></text:p>
            <text:p text:style-name="P9"><text:span text:style-name="T13"><text:s text:c="4"/></text:span><text:span text:style-name="T13">given thanks, He broke it and gave it to His </text:span></text:p>
            <text:p text:style-name="P9"><text:span text:style-name="T13"><text:s text:c="4"/></text:span><text:span text:style-name="T13">disciples and said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63">
        <draw:frame draw:style-name="gr49" draw:text-style-name="P65" draw:layer="layout" svg:width="24.638cm" svg:height="5.334cm" svg:x="1.524cm" svg:y="0.762cm">
          <draw:text-box>
            <text:p text:style-name="P28"><text:span text:style-name="T13">“</text:span><text:span text:style-name="T13">Take eat; this is My </text:span><text:span text:style-name="T97">+</text:span><text:span text:style-name="T13"> body,</text:span></text:p>
            <text:p text:style-name="P28"><text:span text:style-name="T13">which is given for you.</text:span></text:p>
            <text:p text:style-name="P28"><text:span text:style-name="T13">This do in remembrance of Me.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4" draw:master-page-name="Default64">
        <draw:frame draw:style-name="gr49" draw:text-style-name="P65" draw:layer="layout" svg:width="24.638cm" svg:height="5.334cm" svg:x="1.524cm" svg:y="0.762cm">
          <draw:text-box>
            <text:p text:style-name="P28"><text:span text:style-name="T13"><text:s/></text:span><text:span text:style-name="T13">In the same way also He took the cup after </text:span></text:p>
            <text:p text:style-name="P9"><text:span text:style-name="T13"><text:s text:c="4"/></text:span><text:span text:style-name="T13">supper, and when He had given thanks,</text:span></text:p>
            <text:p text:style-name="P9"><text:span text:style-name="T13"><text:s text:c="4"/></text:span><text:span text:style-name="T98">He gave it to them, saying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5" draw:master-page-name="Default65">
        <draw:frame draw:style-name="gr50" draw:text-style-name="P65" draw:layer="layout" svg:width="25.908cm" svg:height="8.128cm" svg:x="0.762cm" svg:y="0.762cm">
          <draw:text-box>
            <text:p text:style-name="P28"><text:span text:style-name="T13">“</text:span><text:span text:style-name="T13">Drink of it, all of you; </text:span></text:p>
            <text:p text:style-name="P28"><text:span text:style-name="T13">this cup is the new testament in My </text:span><text:span text:style-name="T99">+</text:span><text:span text:style-name="T13"> blood, which is shed for you for the forgiveness of sins. This do, as often as you drink it </text:span></text:p>
            <text:p text:style-name="P28"><text:span text:style-name="T13">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6" draw:master-page-name="Default66">
        <draw:frame draw:style-name="gr43" draw:text-style-name="P66" draw:layer="layout" svg:width="24.892cm" svg:height="7.572cm" svg:x="1.524cm" svg:y="0.762cm">
          <draw:text-box>
            <text:p text:style-name="P28"><text:span text:style-name="T35">Proclamation of Christ</text:span></text:p>
            <text:p text:style-name="P9"><text:span text:style-name="T4">P: </text:span><text:span text:style-name="T13">As often as we eat this bread and drink this </text:span></text:p>
            <text:p text:style-name="P9"><text:span text:style-name="T13"><text:s text:c="4"/></text:span><text:span text:style-name="T13">cup, we proclaim the Lord's death until He </text:span></text:p>
            <text:p text:style-name="P9"><text:span text:style-name="T13"><text:s text:c="4"/></text:span><text:span text:style-name="T13">comes.</text:span></text:p>
            <text:p text:style-name="P9"><text:span text:style-name="T4">C: Amen. Come Lord Jes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7" draw:master-page-name="Default67">
        <draw:frame draw:style-name="gr51" draw:text-style-name="P23" draw:layer="layout" svg:width="25.4cm" svg:height="8.001cm" svg:x="1.27cm" svg:y="0.762cm">
          <draw:text-box>
            <text:p text:style-name="P9"><text:span text:style-name="T4">P: </text:span><text:span text:style-name="T13">O Lord Jesus Christ, only Son of the Father, in </text:span></text:p>
            <text:p text:style-name="P9"><text:span text:style-name="T13"><text:s text:c="5"/></text:span><text:span text:style-name="T13">giving us Your body and blood to eat and </text:span></text:p>
            <text:p text:style-name="P9"><text:span text:style-name="T13"><text:s text:c="5"/></text:span><text:span text:style-name="T13">drink, You lead us to remember and confess </text:span></text:p>
            <text:p text:style-name="P9"><text:span text:style-name="T13"><text:s text:c="5"/></text:span><text:span text:style-name="T13">Your holy cross and passion, Your blessed </text:span></text:p>
            <text:p text:style-name="P9"><text:span text:style-name="T13"><text:s text:c="5"/></text:span><text:span text:style-name="T13">death,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8" draw:master-page-name="Default68">
        <draw:frame draw:style-name="gr52" draw:text-style-name="P67" draw:layer="layout" svg:width="24.384cm" svg:height="9.269cm" svg:x="1.778cm" svg:y="0.762cm">
          <draw:text-box>
            <text:p text:style-name="P9"><text:span text:style-name="T100"><text:s text:c="2"/></text:span><text:span text:style-name="T101"><text:s text:c="2"/></text:span><text:span text:style-name="T13">Your rest in the tomb, Your resurrection from </text:span></text:p>
            <text:p text:style-name="P9"><text:span text:style-name="T13"><text:s text:c="4"/></text:span><text:span text:style-name="T13">the dead, Your ascension into heaven, and </text:span></text:p>
            <text:p text:style-name="P9"><text:span text:style-name="T13"><text:s text:c="4"/></text:span><text:span text:style-name="T13">Your coming for the final judgement. So </text:span></text:p>
            <text:p text:style-name="P9"><text:span text:style-name="T13"><text:s text:c="4"/></text:span><text:span text:style-name="T13">remember us in Your kingdom and teach us </text:span></text:p>
            <text:p text:style-name="P9"><text:span text:style-name="T13"><text:s text:c="4"/></text:span><text:span text:style-name="T13">to pray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69" draw:master-page-name="Default69" presentation:presentation-page-layout-name="AL1T0">
        <draw:frame draw:style-name="gr40" draw:text-style-name="P69" draw:layer="layout" svg:width="25.146cm" svg:height="8.791cm" svg:x="1.524cm" svg:y="0.607cm">
          <draw:text-box>
            <text:p text:style-name="P5"><text:span text:style-name="T7">The Lord's Prayer</text:span></text:p>
            <text:p text:style-name="P68"><text:span text:style-name="T21">Our Father who art in heaven,</text:span></text:p>
            <text:p text:style-name="P5"><text:span text:style-name="T21">hallowed be Thy name, <text:s/></text:span></text:p>
            <text:p text:style-name="P5"><text:span text:style-name="T21">Thy kingdom come,</text:span></text:p>
            <text:p text:style-name="P5"><text:span text:style-name="T21">Thy will be done on earth </text:span><text:span text:style-name="T102">as it is in heaven;</text:span><text:span text:style-name="T2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0" draw:master-page-name="Default70" presentation:presentation-page-layout-name="AL1T0">
        <draw:frame draw:style-name="gr53" draw:text-style-name="P70" draw:layer="layout" svg:width="25.146cm" svg:height="5.68cm" svg:x="1.524cm" svg:y="0.67cm">
          <draw:text-box>
            <text:p text:style-name="P5"><text:span text:style-name="T18">give us this day our daily bread;</text:span></text:p>
            <text:p text:style-name="P5"><text:span text:style-name="T18">and forgive us our trespasses as we </text:span></text:p>
            <text:p text:style-name="P5"><text:span text:style-name="T18">forgive those who trespass against us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1" draw:master-page-name="Default71">
        <draw:frame draw:style-name="gr54" draw:text-style-name="P71" draw:layer="layout" svg:width="24.892cm" svg:height="7.557cm" svg:x="1.524cm" svg:y="0.762cm">
          <draw:text-box>
            <text:p text:style-name="P5"><text:span text:style-name="T18">and lead us not into temptation,</text:span></text:p>
            <text:p text:style-name="P5"><text:span text:style-name="T18">but deliver us from evil.</text:span></text:p>
            <text:p text:style-name="P5"><text:span text:style-name="T18">For Thine is the kingdom and the power </text:span></text:p>
            <text:p text:style-name="P5"><text:span text:style-name="T18">and the glory forever and ever.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2" draw:master-page-name="Default72">
        <draw:frame draw:style-name="gr55" draw:text-style-name="P72" draw:layer="layout" svg:width="23.114cm" svg:height="4.036cm" svg:x="2.54cm" svg:y="4.402cm">
          <draw:text-box>
            <text:p text:style-name="P2"><text:span text:style-name="T103">Right Side </text:span><text:span text:style-name="T104">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3" draw:master-page-name="Default73" presentation:presentation-page-layout-name="AL1T0">
        <draw:frame draw:style-name="gr40" draw:text-style-name="P73" draw:layer="layout" svg:width="25.146cm" svg:height="8.791cm" svg:x="1.524cm" svg:y="0.607cm">
          <draw:text-box>
            <text:p text:style-name="P5"><text:span text:style-name="T7">The Lord's Prayer</text:span></text:p>
            <text:p text:style-name="P68"><text:span text:style-name="T18">Our Father who art in heaven,</text:span></text:p>
            <text:p text:style-name="P5"><text:span text:style-name="T18">hallowed be Thy name, <text:s/></text:span></text:p>
            <text:p text:style-name="P5"><text:span text:style-name="T18">Thy kingdom come,</text:span></text:p>
            <text:p text:style-name="P5"><text:span text:style-name="T18">Thy will be done on earth </text:span><text:span text:style-name="T22">as it is in heaven;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7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74" draw:master-page-name="Default74" presentation:presentation-page-layout-name="AL1T0">
        <draw:frame draw:style-name="gr56" draw:text-style-name="P74" draw:layer="layout" svg:width="25.146cm" svg:height="5.588cm" svg:x="1.524cm" svg:y="0.762cm">
          <draw:text-box>
            <text:p text:style-name="P5"><text:span text:style-name="T18">give us this day our daily bread;</text:span></text:p>
            <text:p text:style-name="P5"><text:span text:style-name="T18">and forgive us our trespasses as we </text:span></text:p>
            <text:p text:style-name="P5"><text:span text:style-name="T18">forgive those who trespass against us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7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75" draw:master-page-name="Default75">
        <draw:frame draw:style-name="gr54" draw:text-style-name="P75" draw:layer="layout" svg:width="24.892cm" svg:height="7.557cm" svg:x="1.524cm" svg:y="0.762cm">
          <draw:text-box>
            <text:p text:style-name="P5"><text:span text:style-name="T18">and lead us not into temptation,</text:span></text:p>
            <text:p text:style-name="P5"><text:span text:style-name="T18">but deliver us from evil.</text:span></text:p>
            <text:p text:style-name="P5"><text:span text:style-name="T18">For Thine is the kingdom and the power </text:span></text:p>
            <text:p text:style-name="P5"><text:span text:style-name="T18">and the glory forever and ever.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7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76" draw:master-page-name="Default76">
        <draw:frame draw:style-name="gr43" draw:text-style-name="P57" draw:layer="layout" svg:width="24.638cm" svg:height="7.572cm" svg:x="1.524cm" svg:y="0.65cm">
          <draw:text-box>
            <text:p text:style-name="P28"><text:span text:style-name="T35">The Words of our Lord</text:span></text:p>
            <text:p text:style-name="P9"><text:span text:style-name="T28">P: </text:span><text:span text:style-name="T27">Our Lord Jesus Christ, on the night when </text:span></text:p>
            <text:p text:style-name="P9"><text:span text:style-name="T27"><text:s text:c="5"/></text:span><text:span text:style-name="T27">He was betrayed, took bread, and when </text:span></text:p>
            <text:p text:style-name="P9"><text:span text:style-name="T27"><text:s text:c="5"/></text:span><text:span text:style-name="T27">He had given thanks, He broke it and </text:span></text:p>
            <text:p text:style-name="P9"><text:span text:style-name="T27"><text:s text:c="5"/></text:span><text:span text:style-name="T27">gave it to His disciples and said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7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77" draw:master-page-name="Default77">
        <draw:frame draw:style-name="gr56" draw:text-style-name="P76" draw:layer="layout" svg:width="25.908cm" svg:height="5.588cm" svg:x="1.016cm" svg:y="0.762cm">
          <draw:text-box>
            <text:p text:style-name="P28"><text:span text:style-name="T13">“</text:span><text:span text:style-name="T13">Take eat; this is My </text:span><text:span text:style-name="T99">+</text:span><text:span text:style-name="T13"> body, </text:span></text:p>
            <text:p text:style-name="P28"><text:span text:style-name="T13">which is given for you.</text:span></text:p>
            <text:p text:style-name="P28"><text:span text:style-name="T13">This do 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7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78" draw:master-page-name="Default78">
        <draw:frame draw:style-name="gr56" draw:text-style-name="P77" draw:layer="layout" svg:width="25.908cm" svg:height="5.588cm" svg:x="0.762cm" svg:y="1.016cm">
          <draw:text-box>
            <text:p text:style-name="P30"><text:span text:style-name="T27"><text:s text:c="4"/></text:span><text:span text:style-name="T27">In the same way also He took the cup after <text:s text:c="2"/></text:span></text:p>
            <text:p text:style-name="P30"><text:span text:style-name="T27"><text:s text:c="4"/></text:span><text:span text:style-name="T27">supper, and when He had given thanks, </text:span></text:p>
            <text:p text:style-name="P30"><text:span text:style-name="T27"><text:s text:c="4"/></text:span><text:span text:style-name="T27">He gave it to them, saying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7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79" draw:master-page-name="Default79">
        <draw:frame draw:style-name="gr30" draw:text-style-name="P65" draw:layer="layout" svg:width="25.4cm" svg:height="7.766cm" svg:x="1.27cm" svg:y="0.762cm">
          <draw:text-box>
            <text:p text:style-name="P28"><text:span text:style-name="T13">“</text:span><text:span text:style-name="T13">Drink of it, all of you;</text:span></text:p>
            <text:p text:style-name="P28"><text:span text:style-name="T13">this cup is the new testament in My </text:span><text:span text:style-name="T99">+</text:span><text:span text:style-name="T13"> blood, which is shed for you for the forgiveness of sins. </text:span></text:p>
            <text:p text:style-name="P28"><text:span text:style-name="T13">This do, as often as you drink it</text:span></text:p>
            <text:p text:style-name="P28"><text:span text:style-name="T13">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7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80" draw:master-page-name="Default80">
        <draw:frame draw:style-name="gr57" draw:text-style-name="P78" draw:layer="layout" svg:width="19.558cm" svg:height="7.821cm" svg:x="4.064cm" svg:y="4.117cm">
          <draw:text-box>
            <text:p text:style-name="P2"><text:span text:style-name="T105">Continue</text:span></text:p>
            <text:p text:style-name="P2"><text:span text:style-name="T106">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8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81" draw:master-page-name="Default81">
        <draw:frame draw:style-name="gr58" draw:text-style-name="P79" draw:layer="layout" svg:width="24.892cm" svg:height="4.993cm" svg:x="1.524cm" svg:y="0.762cm">
          <draw:text-box>
            <text:p text:style-name="P28"><text:span text:style-name="T35">Pax Domini</text:span></text:p>
            <text:p text:style-name="P9"><text:span text:style-name="T12">P:</text:span><text:span text:style-name="T30"> </text:span><text:span text:style-name="T13">The peace of the Lord be with you always.</text:span></text:p>
            <text:p text:style-name="P9"><text:span text:style-name="T12">C: </text:span><text:span text:style-name="T107">♫</text:span><text:span text:style-name="T108"> </text:span><text:span text:style-name="T14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8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82" draw:master-page-name="Default82">
        <draw:frame draw:style-name="gr42" draw:text-style-name="P57" draw:layer="layout" svg:width="23.622cm" svg:height="6.069cm" svg:x="2.032cm" svg:y="0.762cm">
          <draw:text-box>
            <text:p text:style-name="P28"><text:span text:style-name="T35">Agnus Dei</text:span></text:p>
            <text:p text:style-name="P9"><text:span text:style-name="T109">C: </text:span><text:span text:style-name="T65">♫</text:span><text:span text:style-name="T83"> </text:span><text:span text:style-name="T28">Lamb of God, </text:span></text:p>
            <text:p text:style-name="P9"><text:span text:style-name="T28"><text:s text:c="8"/></text:span><text:span text:style-name="T28">You take away the sin of the world;</text:span></text:p>
            <text:p text:style-name="P9"><text:span text:style-name="T28"><text:s text:c="8"/></text:span><text:span text:style-name="T28">Have mercy on u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8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83" draw:master-page-name="Default83">
        <draw:frame draw:style-name="gr59" draw:text-style-name="P77" draw:layer="layout" svg:width="24.13cm" svg:height="4.76cm" svg:x="1.524cm" svg:y="0.889cm">
          <draw:text-box>
            <text:p text:style-name="P30"><text:span text:style-name="T110"><text:s text:c="4"/></text:span><text:span text:style-name="T111"><text:s/></text:span><text:span text:style-name="T65">♫</text:span><text:span text:style-name="T83"> </text:span><text:span text:style-name="T28">Lamb of God, </text:span></text:p>
            <text:p text:style-name="P9"><text:span text:style-name="T28"><text:s text:c="9"/></text:span><text:span text:style-name="T28">You take away the sin of the world;</text:span></text:p>
            <text:p text:style-name="P9"><text:span text:style-name="T28"><text:s text:c="9"/></text:span><text:span text:style-name="T28">Have mercy on u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8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84" draw:master-page-name="Default84">
        <draw:frame draw:style-name="gr60" draw:text-style-name="P77" draw:layer="layout" svg:width="24.13cm" svg:height="5.461cm" svg:x="1.524cm" svg:y="0.889cm">
          <draw:text-box>
            <text:p text:style-name="P9"><text:span text:style-name="T110"><text:s text:c="5"/></text:span><text:span text:style-name="T112">♫</text:span><text:span text:style-name="T113"> </text:span><text:span text:style-name="T28">Lamb of God,</text:span></text:p>
            <text:p text:style-name="P9"><text:span text:style-name="T28"><text:s text:c="9"/></text:span><text:span text:style-name="T28">You take away the sin of the world;</text:span></text:p>
            <text:p text:style-name="P9"><text:span text:style-name="T28"><text:s text:c="9"/></text:span><text:span text:style-name="T28">Grant us pea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8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85" draw:master-page-name="Default85">
        <draw:frame draw:style-name="gr61" draw:text-style-name="P80" draw:layer="layout" svg:width="24.13cm" svg:height="1.471cm" svg:x="2.032cm" svg:y="0.566cm">
          <draw:text-box>
            <text:p text:style-name="P2"><text:span text:style-name="T36">Distribution of Commun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8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86" draw:master-page-name="Default86">
        <draw:frame draw:style-name="gr62" draw:text-style-name="P27" draw:layer="layout" svg:width="25.146cm" svg:height="6.326cm" svg:x="1.778cm" svg:y="0.786cm">
          <draw:text-box>
            <text:p text:style-name="P2"><text:span text:style-name="T35">Distribution Hymns</text:span></text:p>
            <text:p text:style-name="P81"><text:span text:style-name="T114">Hymn # </text:span></text:p>
            <text:p text:style-name="P81"><text:span text:style-name="T114">Hymn # </text:span></text:p>
            <text:p text:style-name="P81"><text:span text:style-name="T114">Hymn #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8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87" draw:master-page-name="Default87">
        <draw:frame draw:style-name="gr62" draw:text-style-name="P27" draw:layer="layout" svg:width="25.146cm" svg:height="6.326cm" svg:x="1.778cm" svg:y="0.786cm">
          <draw:text-box>
            <text:p text:style-name="P2"><text:span text:style-name="T35">Distribution Hymns</text:span></text:p>
            <text:p text:style-name="P81"><text:span text:style-name="T114">Hymn # </text:span></text:p>
            <text:p text:style-name="P81"><text:span text:style-name="T114">Hymn # </text:span></text:p>
            <text:p text:style-name="P81"><text:span text:style-name="T114">Hymn #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8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88" draw:master-page-name="Default88">
        <draw:frame draw:style-name="gr62" draw:text-style-name="P27" draw:layer="layout" svg:width="25.146cm" svg:height="6.326cm" svg:x="1.778cm" svg:y="0.786cm">
          <draw:text-box>
            <text:p text:style-name="P2"><text:span text:style-name="T35">Distribution Hymns</text:span></text:p>
            <text:p text:style-name="P81"><text:span text:style-name="T114">Hymn # </text:span></text:p>
            <text:p text:style-name="P81"><text:span text:style-name="T114">Hymn # </text:span></text:p>
            <text:p text:style-name="P81"><text:span text:style-name="T114">Hymn #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8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89" draw:master-page-name="Default89">
        <draw:frame draw:style-name="gr40" draw:text-style-name="P57" draw:layer="layout" svg:width="23.114cm" svg:height="8.791cm" svg:x="2.54cm" svg:y="0.861cm">
          <draw:text-box>
            <text:p text:style-name="P28"><text:span text:style-name="T35">Post-Communion Canticle</text:span></text:p>
            <text:p text:style-name="P9"><text:span text:style-name="T4">C: </text:span><text:span text:style-name="T65">♫</text:span><text:span text:style-name="T113"> </text:span><text:span text:style-name="T28">Thank the Lord and sing His praise; </text:span></text:p>
            <text:p text:style-name="P9"><text:span text:style-name="T28"><text:s text:c="8"/></text:span><text:span text:style-name="T28">tell ev'ryone what He has done.</text:span></text:p>
            <text:p text:style-name="P9"><text:span text:style-name="T28"><text:s text:c="4"/></text:span><text:span text:style-name="T28">Let all who seek the Lord rejoice and </text:span></text:p>
            <text:p text:style-name="P9"><text:span text:style-name="T28"><text:s text:c="8"/></text:span><text:span text:style-name="T28">proudly bear His nam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8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90" draw:master-page-name="Default90">
        <draw:frame draw:style-name="gr63" draw:text-style-name="P82" draw:layer="layout" svg:width="21.59cm" svg:height="7.049cm" svg:x="3.302cm" svg:y="0.825cm">
          <draw:text-box>
            <text:p text:style-name="P9"><text:span text:style-name="T86"><text:s text:c="3"/></text:span><text:span text:style-name="T115"><text:s text:c="2"/></text:span><text:span text:style-name="T60">♫</text:span><text:span text:style-name="T116"> </text:span><text:span text:style-name="T28">He recalls His promises </text:span></text:p>
            <text:p text:style-name="P9"><text:span text:style-name="T28"><text:s text:c="8"/></text:span><text:span text:style-name="T28">and leads His people forth in joy</text:span></text:p>
            <text:p text:style-name="P9"><text:span text:style-name="T28"><text:s text:c="5"/></text:span><text:span text:style-name="T28">With shouts of thanksgiving. </text:span></text:p>
            <text:p text:style-name="P9"><text:span text:style-name="T28"><text:s text:c="5"/></text:span><text:span text:style-name="T28">Alleluia. Allelui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9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91" draw:master-page-name="Default91">
        <draw:frame draw:style-name="gr64" draw:text-style-name="P57" draw:layer="layout" svg:width="24.638cm" svg:height="8.029cm" svg:x="1.778cm" svg:y="0.607cm">
          <draw:text-box>
            <text:p text:style-name="P28"><text:span text:style-name="T35">Nunc Dimittis</text:span></text:p>
            <text:p text:style-name="P9"><text:span text:style-name="T4">C:</text:span><text:span text:style-name="T117"> </text:span><text:span text:style-name="T82">♫</text:span><text:span text:style-name="T118"> </text:span><text:span text:style-name="T28">Lord, now You let Your servant go in </text:span></text:p>
            <text:p text:style-name="P9"><text:span text:style-name="T28"><text:s text:c="4"/></text:span><text:span text:style-name="T28">peace; Your word has been fulfilled.</text:span></text:p>
            <text:p text:style-name="P9"><text:span text:style-name="T28"><text:s text:c="4"/></text:span><text:span text:style-name="T28">My eyes have seen the salvation which You </text:span></text:p>
            <text:p text:style-name="P9"><text:span text:style-name="T28"><text:s text:c="4"/></text:span><text:span text:style-name="T28">have prepared in the sight of ev'ry people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9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92" draw:master-page-name="Default92">
        <draw:frame draw:style-name="gr65" draw:text-style-name="P83" draw:layer="layout" svg:width="24.638cm" svg:height="4.191cm" svg:x="1.778cm" svg:y="0.889cm">
          <draw:text-box>
            <text:p text:style-name="P9"><text:span text:style-name="T119"><text:s text:c="3"/></text:span><text:span text:style-name="T120"><text:s/></text:span><text:span text:style-name="T112">♫</text:span><text:span text:style-name="T113"> </text:span><text:span text:style-name="T28">A light to reveal You to the nations </text:span></text:p>
            <text:p text:style-name="P9"><text:span text:style-name="T28"><text:s text:c="8"/></text:span><text:span text:style-name="T28">and the glory of Your people Israel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9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92" draw:master-page-name="Default93">
        <draw:frame draw:style-name="gr6" draw:text-style-name="P84" draw:layer="layout" svg:width="24.638cm" svg:height="6.477cm" svg:x="1.778cm" svg:y="0.889cm">
          <draw:text-box>
            <text:p text:style-name="P28"><text:span text:style-name="T112">♫ </text:span><text:span text:style-name="T28">Glory be to the Father and to the Son </text:span></text:p>
            <text:p text:style-name="P28"><text:span text:style-name="T28">and to the Holy Spirit; </text:span></text:p>
            <text:p text:style-name="P28"><text:span text:style-name="T28">as it was in the beginning, is now, </text:span></text:p>
            <text:p text:style-name="P28"><text:span text:style-name="T28">and will be forever. <text:s/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9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93" draw:master-page-name="Default94">
        <draw:frame draw:style-name="gr8" draw:text-style-name="P85" draw:layer="layout" svg:width="24.892cm" svg:height="10.02cm" svg:x="1.524cm" svg:y="0.508cm">
          <draw:text-box>
            <text:p text:style-name="P5"><text:span text:style-name="T7">Post-Communion Collect</text:span></text:p>
            <text:p text:style-name="P7"><text:span text:style-name="T121">P:</text:span><text:span text:style-name="T122"> </text:span><text:span text:style-name="T16">Let us pray...</text:span></text:p>
            <text:p text:style-name="P7"><text:span text:style-name="T16"/></text:p>
            <text:p text:style-name="P7"><text:span text:style-name="T16"><text:s text:c="14"/></text:span><text:span text:style-name="T16">...with You and the Holy Spirit, one </text:span></text:p>
            <text:p text:style-name="P7"><text:span text:style-name="T16"><text:s text:c="33"/></text:span><text:span text:style-name="T16">God, now and forever.</text:span></text:p>
            <text:p text:style-name="P7"><text:span text:style-name="T63">C: </text:span><text:span text:style-name="T18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9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94" draw:master-page-name="Default95">
        <draw:frame draw:style-name="gr66" draw:text-style-name="P79" draw:layer="layout" svg:width="24.384cm" svg:height="10.578cm" svg:x="2.032cm" svg:y="0.635cm">
          <draw:text-box>
            <text:p text:style-name="P28"><text:span text:style-name="T35">Benediction</text:span></text:p>
            <text:p text:style-name="P9"><text:span text:style-name="T12">P:</text:span><text:span text:style-name="T30"> </text:span><text:span text:style-name="T13">The Lord bless you and keep you. </text:span></text:p>
            <text:p text:style-name="P9"><text:span text:style-name="T13"><text:s text:c="4"/></text:span><text:span text:style-name="T13">The Lord make His face shine on you and be </text:span></text:p>
            <text:p text:style-name="P9"><text:span text:style-name="T13"><text:s text:c="8"/></text:span><text:span text:style-name="T13">gracious to you. </text:span></text:p>
            <text:p text:style-name="P9"><text:span text:style-name="T13"><text:s text:c="4"/></text:span><text:span text:style-name="T13">The Lord look upon you with favor and </text:span><text:span text:style-name="T99">+</text:span><text:span text:style-name="T13"> </text:span></text:p>
            <text:p text:style-name="P9"><text:span text:style-name="T13"><text:s text:c="4"/></text:span><text:span text:style-name="T13">give you peace.</text:span></text:p>
            <text:p text:style-name="P9"><text:span text:style-name="T4">C: </text:span><text:span text:style-name="T28">Ame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9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95" draw:master-page-name="Default96">
        <draw:frame draw:style-name="gr67" draw:text-style-name="P87" draw:layer="layout" svg:width="24.638cm" svg:height="9.651cm" svg:x="1.747cm" svg:y="0.646cm">
          <draw:text-box>
            <text:p text:style-name="P86"><text:span text:style-name="T123">Acknowledgments</text:span></text:p>
            <text:p text:style-name="P2"><text:span text:style-name="T124"><text:s/></text:span><text:span text:style-name="T124">Unless otherwise indicated,</text:span></text:p>
            <text:p text:style-name="P2"><text:span text:style-name="T124">all scripture quotations are from </text:span><text:span text:style-name="T125">The Holy Bible,</text:span></text:p>
            <text:p text:style-name="P2"><text:span text:style-name="T125">English Standard Version</text:span><text:span text:style-name="T124">, copyright © 2001 by Crossway Bibles,</text:span></text:p>
            <text:p text:style-name="P2"><text:span text:style-name="T124">a division of Good News Publishers. </text:span></text:p>
            <text:p text:style-name="P2"><text:span text:style-name="T125">Used by permission. All rights reserved</text:span></text:p>
            <text:p text:style-name="P2"><text:span text:style-name="T124"/></text:p>
            <text:p text:style-name="P2"><text:span text:style-name="T124">Created by Lutheran Service Builder © 2006</text:span></text:p>
            <text:p text:style-name="P2"><text:span text:style-name="T124">Concordia Publishing House.</text:span></text:p>
            <text:p text:style-name="P2"><text:span text:style-name="T1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9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96" draw:master-page-name="Default97"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9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erif1" svg:font-family="'Liberation Serif'" style:font-adornments="Regular" style:font-family-generic="roman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00" draw:display-name="Bitmap 100" xlink:href="Pictures/1000000000000600000003606B332E6CEF1541E5.bmp" xlink:type="simple" xlink:show="embed" xlink:actuate="onLoad"/>
    <draw:fill-image draw:name="Bitmap_20_101" draw:display-name="Bitmap 101" xlink:href="Pictures/1000000000000600000003606B332E6CEF1541E5.bmp" xlink:type="simple" xlink:show="embed" xlink:actuate="onLoad"/>
    <draw:fill-image draw:name="Bitmap_20_102" draw:display-name="Bitmap 102" xlink:href="Pictures/1000000000000600000003606B332E6CEF1541E5.bmp" xlink:type="simple" xlink:show="embed" xlink:actuate="onLoad"/>
    <draw:fill-image draw:name="Bitmap_20_103" draw:display-name="Bitmap 103" xlink:href="Pictures/1000000000000600000003606B332E6CEF1541E5.bmp" xlink:type="simple" xlink:show="embed" xlink:actuate="onLoad"/>
    <draw:fill-image draw:name="Bitmap_20_104" draw:display-name="Bitmap 104" xlink:href="Pictures/1000000000000600000003606B332E6CEF1541E5.bmp" xlink:type="simple" xlink:show="embed" xlink:actuate="onLoad"/>
    <draw:fill-image draw:name="Bitmap_20_105" draw:display-name="Bitmap 105" xlink:href="Pictures/1000000000000600000003606B332E6CEF1541E5.bmp" xlink:type="simple" xlink:show="embed" xlink:actuate="onLoad"/>
    <draw:fill-image draw:name="Bitmap_20_106" draw:display-name="Bitmap 106" xlink:href="Pictures/1000000000000600000003606B332E6CEF1541E5.bmp" xlink:type="simple" xlink:show="embed" xlink:actuate="onLoad"/>
    <draw:fill-image draw:name="Bitmap_20_107" draw:display-name="Bitmap 107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21" draw:display-name="Bitmap 21" xlink:href="Pictures/1000000000000600000003606B332E6CEF1541E5.bmp" xlink:type="simple" xlink:show="embed" xlink:actuate="onLoad"/>
    <draw:fill-image draw:name="Bitmap_20_22" draw:display-name="Bitmap 2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34" draw:display-name="Bitmap 34" xlink:href="Pictures/1000000000000600000003606B332E6CEF1541E5.bmp" xlink:type="simple" xlink:show="embed" xlink:actuate="onLoad"/>
    <draw:fill-image draw:name="Bitmap_20_35" draw:display-name="Bitmap 35" xlink:href="Pictures/1000000000000600000003606B332E6CEF1541E5.bmp" xlink:type="simple" xlink:show="embed" xlink:actuate="onLoad"/>
    <draw:fill-image draw:name="Bitmap_20_36" draw:display-name="Bitmap 36" xlink:href="Pictures/1000000000000600000003606B332E6CEF1541E5.bmp" xlink:type="simple" xlink:show="embed" xlink:actuate="onLoad"/>
    <draw:fill-image draw:name="Bitmap_20_37" draw:display-name="Bitmap 37" xlink:href="Pictures/1000000000000600000003606B332E6CEF1541E5.bmp" xlink:type="simple" xlink:show="embed" xlink:actuate="onLoad"/>
    <draw:fill-image draw:name="Bitmap_20_38" draw:display-name="Bitmap 38" xlink:href="Pictures/1000000000000600000003606B332E6CEF1541E5.bmp" xlink:type="simple" xlink:show="embed" xlink:actuate="onLoad"/>
    <draw:fill-image draw:name="Bitmap_20_39" draw:display-name="Bitmap 39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40" draw:display-name="Bitmap 40" xlink:href="Pictures/1000000000000600000003606B332E6CEF1541E5.bmp" xlink:type="simple" xlink:show="embed" xlink:actuate="onLoad"/>
    <draw:fill-image draw:name="Bitmap_20_41" draw:display-name="Bitmap 41" xlink:href="Pictures/1000000000000600000003606B332E6CEF1541E5.bmp" xlink:type="simple" xlink:show="embed" xlink:actuate="onLoad"/>
    <draw:fill-image draw:name="Bitmap_20_42" draw:display-name="Bitmap 42" xlink:href="Pictures/1000000000000600000003606B332E6CEF1541E5.bmp" xlink:type="simple" xlink:show="embed" xlink:actuate="onLoad"/>
    <draw:fill-image draw:name="Bitmap_20_43" draw:display-name="Bitmap 43" xlink:href="Pictures/1000000000000600000003606B332E6CEF1541E5.bmp" xlink:type="simple" xlink:show="embed" xlink:actuate="onLoad"/>
    <draw:fill-image draw:name="Bitmap_20_44" draw:display-name="Bitmap 44" xlink:href="Pictures/1000000000000600000003606B332E6CEF1541E5.bmp" xlink:type="simple" xlink:show="embed" xlink:actuate="onLoad"/>
    <draw:fill-image draw:name="Bitmap_20_45" draw:display-name="Bitmap 45" xlink:href="Pictures/1000000000000600000003606B332E6CEF1541E5.bmp" xlink:type="simple" xlink:show="embed" xlink:actuate="onLoad"/>
    <draw:fill-image draw:name="Bitmap_20_46" draw:display-name="Bitmap 46" xlink:href="Pictures/1000000000000600000003606B332E6CEF1541E5.bmp" xlink:type="simple" xlink:show="embed" xlink:actuate="onLoad"/>
    <draw:fill-image draw:name="Bitmap_20_47" draw:display-name="Bitmap 47" xlink:href="Pictures/1000000000000600000003606B332E6CEF1541E5.bmp" xlink:type="simple" xlink:show="embed" xlink:actuate="onLoad"/>
    <draw:fill-image draw:name="Bitmap_20_48" draw:display-name="Bitmap 48" xlink:href="Pictures/1000000000000600000003606B332E6CEF1541E5.bmp" xlink:type="simple" xlink:show="embed" xlink:actuate="onLoad"/>
    <draw:fill-image draw:name="Bitmap_20_49" draw:display-name="Bitmap 49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50" draw:display-name="Bitmap 50" xlink:href="Pictures/1000000000000600000003606B332E6CEF1541E5.bmp" xlink:type="simple" xlink:show="embed" xlink:actuate="onLoad"/>
    <draw:fill-image draw:name="Bitmap_20_51" draw:display-name="Bitmap 51" xlink:href="Pictures/1000000000000600000003606B332E6CEF1541E5.bmp" xlink:type="simple" xlink:show="embed" xlink:actuate="onLoad"/>
    <draw:fill-image draw:name="Bitmap_20_52" draw:display-name="Bitmap 52" xlink:href="Pictures/1000000000000600000003606B332E6CEF1541E5.bmp" xlink:type="simple" xlink:show="embed" xlink:actuate="onLoad"/>
    <draw:fill-image draw:name="Bitmap_20_53" draw:display-name="Bitmap 53" xlink:href="Pictures/1000000000000600000003606B332E6CEF1541E5.bmp" xlink:type="simple" xlink:show="embed" xlink:actuate="onLoad"/>
    <draw:fill-image draw:name="Bitmap_20_54" draw:display-name="Bitmap 54" xlink:href="Pictures/1000000000000600000003606B332E6CEF1541E5.bmp" xlink:type="simple" xlink:show="embed" xlink:actuate="onLoad"/>
    <draw:fill-image draw:name="Bitmap_20_55" draw:display-name="Bitmap 55" xlink:href="Pictures/1000000000000600000003606B332E6CEF1541E5.bmp" xlink:type="simple" xlink:show="embed" xlink:actuate="onLoad"/>
    <draw:fill-image draw:name="Bitmap_20_56" draw:display-name="Bitmap 56" xlink:href="Pictures/1000000000000600000003606B332E6CEF1541E5.bmp" xlink:type="simple" xlink:show="embed" xlink:actuate="onLoad"/>
    <draw:fill-image draw:name="Bitmap_20_57" draw:display-name="Bitmap 57" xlink:href="Pictures/1000000000000600000003606B332E6CEF1541E5.bmp" xlink:type="simple" xlink:show="embed" xlink:actuate="onLoad"/>
    <draw:fill-image draw:name="Bitmap_20_58" draw:display-name="Bitmap 58" xlink:href="Pictures/1000000000000600000003606B332E6CEF1541E5.bmp" xlink:type="simple" xlink:show="embed" xlink:actuate="onLoad"/>
    <draw:fill-image draw:name="Bitmap_20_59" draw:display-name="Bitmap 59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60" draw:display-name="Bitmap 60" xlink:href="Pictures/1000000000000600000003606B332E6CEF1541E5.bmp" xlink:type="simple" xlink:show="embed" xlink:actuate="onLoad"/>
    <draw:fill-image draw:name="Bitmap_20_61" draw:display-name="Bitmap 61" xlink:href="Pictures/1000000000000600000003606B332E6CEF1541E5.bmp" xlink:type="simple" xlink:show="embed" xlink:actuate="onLoad"/>
    <draw:fill-image draw:name="Bitmap_20_62" draw:display-name="Bitmap 62" xlink:href="Pictures/1000000000000600000003606B332E6CEF1541E5.bmp" xlink:type="simple" xlink:show="embed" xlink:actuate="onLoad"/>
    <draw:fill-image draw:name="Bitmap_20_63" draw:display-name="Bitmap 63" xlink:href="Pictures/1000000000000600000003606B332E6CEF1541E5.bmp" xlink:type="simple" xlink:show="embed" xlink:actuate="onLoad"/>
    <draw:fill-image draw:name="Bitmap_20_64" draw:display-name="Bitmap 64" xlink:href="Pictures/1000000000000600000003606B332E6CEF1541E5.bmp" xlink:type="simple" xlink:show="embed" xlink:actuate="onLoad"/>
    <draw:fill-image draw:name="Bitmap_20_65" draw:display-name="Bitmap 65" xlink:href="Pictures/1000000000000600000003606B332E6CEF1541E5.bmp" xlink:type="simple" xlink:show="embed" xlink:actuate="onLoad"/>
    <draw:fill-image draw:name="Bitmap_20_66" draw:display-name="Bitmap 66" xlink:href="Pictures/1000000000000600000003606B332E6CEF1541E5.bmp" xlink:type="simple" xlink:show="embed" xlink:actuate="onLoad"/>
    <draw:fill-image draw:name="Bitmap_20_67" draw:display-name="Bitmap 67" xlink:href="Pictures/1000000000000600000003606B332E6CEF1541E5.bmp" xlink:type="simple" xlink:show="embed" xlink:actuate="onLoad"/>
    <draw:fill-image draw:name="Bitmap_20_68" draw:display-name="Bitmap 68" xlink:href="Pictures/1000000000000600000003606B332E6CEF1541E5.bmp" xlink:type="simple" xlink:show="embed" xlink:actuate="onLoad"/>
    <draw:fill-image draw:name="Bitmap_20_69" draw:display-name="Bitmap 69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70" draw:display-name="Bitmap 70" xlink:href="Pictures/1000000000000600000003606B332E6CEF1541E5.bmp" xlink:type="simple" xlink:show="embed" xlink:actuate="onLoad"/>
    <draw:fill-image draw:name="Bitmap_20_71" draw:display-name="Bitmap 71" xlink:href="Pictures/1000000000000600000003606B332E6CEF1541E5.bmp" xlink:type="simple" xlink:show="embed" xlink:actuate="onLoad"/>
    <draw:fill-image draw:name="Bitmap_20_72" draw:display-name="Bitmap 72" xlink:href="Pictures/1000000000000600000003606B332E6CEF1541E5.bmp" xlink:type="simple" xlink:show="embed" xlink:actuate="onLoad"/>
    <draw:fill-image draw:name="Bitmap_20_73" draw:display-name="Bitmap 73" xlink:href="Pictures/1000000000000600000003606B332E6CEF1541E5.bmp" xlink:type="simple" xlink:show="embed" xlink:actuate="onLoad"/>
    <draw:fill-image draw:name="Bitmap_20_75" draw:display-name="Bitmap 75" xlink:href="Pictures/1000000000000600000003606B332E6CEF1541E5.bmp" xlink:type="simple" xlink:show="embed" xlink:actuate="onLoad"/>
    <draw:fill-image draw:name="Bitmap_20_76" draw:display-name="Bitmap 76" xlink:href="Pictures/1000000000000600000003606B332E6CEF1541E5.bmp" xlink:type="simple" xlink:show="embed" xlink:actuate="onLoad"/>
    <draw:fill-image draw:name="Bitmap_20_77" draw:display-name="Bitmap 77" xlink:href="Pictures/1000000000000600000003606B332E6CEF1541E5.bmp" xlink:type="simple" xlink:show="embed" xlink:actuate="onLoad"/>
    <draw:fill-image draw:name="Bitmap_20_78" draw:display-name="Bitmap 78" xlink:href="Pictures/1000000000000600000003606B332E6CEF1541E5.bmp" xlink:type="simple" xlink:show="embed" xlink:actuate="onLoad"/>
    <draw:fill-image draw:name="Bitmap_20_79" draw:display-name="Bitmap 79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80" draw:display-name="Bitmap 80" xlink:href="Pictures/1000000000000600000003606B332E6CEF1541E5.bmp" xlink:type="simple" xlink:show="embed" xlink:actuate="onLoad"/>
    <draw:fill-image draw:name="Bitmap_20_81" draw:display-name="Bitmap 81" xlink:href="Pictures/1000000000000600000003606B332E6CEF1541E5.bmp" xlink:type="simple" xlink:show="embed" xlink:actuate="onLoad"/>
    <draw:fill-image draw:name="Bitmap_20_82" draw:display-name="Bitmap 82" xlink:href="Pictures/1000000000000600000003606B332E6CEF1541E5.bmp" xlink:type="simple" xlink:show="embed" xlink:actuate="onLoad"/>
    <draw:fill-image draw:name="Bitmap_20_83" draw:display-name="Bitmap 83" xlink:href="Pictures/1000000000000600000003606B332E6CEF1541E5.bmp" xlink:type="simple" xlink:show="embed" xlink:actuate="onLoad"/>
    <draw:fill-image draw:name="Bitmap_20_84" draw:display-name="Bitmap 84" xlink:href="Pictures/1000000000000600000003606B332E6CEF1541E5.bmp" xlink:type="simple" xlink:show="embed" xlink:actuate="onLoad"/>
    <draw:fill-image draw:name="Bitmap_20_85" draw:display-name="Bitmap 85" xlink:href="Pictures/1000000000000600000003606B332E6CEF1541E5.bmp" xlink:type="simple" xlink:show="embed" xlink:actuate="onLoad"/>
    <draw:fill-image draw:name="Bitmap_20_86" draw:display-name="Bitmap 86" xlink:href="Pictures/1000000000000600000003606B332E6CEF1541E5.bmp" xlink:type="simple" xlink:show="embed" xlink:actuate="onLoad"/>
    <draw:fill-image draw:name="Bitmap_20_87" draw:display-name="Bitmap 87" xlink:href="Pictures/1000000000000600000003606B332E6CEF1541E5.bmp" xlink:type="simple" xlink:show="embed" xlink:actuate="onLoad"/>
    <draw:fill-image draw:name="Bitmap_20_88" draw:display-name="Bitmap 88" xlink:href="Pictures/1000000000000600000003606B332E6CEF1541E5.bmp" xlink:type="simple" xlink:show="embed" xlink:actuate="onLoad"/>
    <draw:fill-image draw:name="Bitmap_20_89" draw:display-name="Bitmap 89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itmap_20_90" draw:display-name="Bitmap 90" xlink:href="Pictures/1000000000000600000003606B332E6CEF1541E5.bmp" xlink:type="simple" xlink:show="embed" xlink:actuate="onLoad"/>
    <draw:fill-image draw:name="Bitmap_20_91" draw:display-name="Bitmap 91" xlink:href="Pictures/1000000000000600000003606B332E6CEF1541E5.bmp" xlink:type="simple" xlink:show="embed" xlink:actuate="onLoad"/>
    <draw:fill-image draw:name="Bitmap_20_92" draw:display-name="Bitmap 92" xlink:href="Pictures/1000000000000600000003606B332E6CEF1541E5.bmp" xlink:type="simple" xlink:show="embed" xlink:actuate="onLoad"/>
    <draw:fill-image draw:name="Bitmap_20_93" draw:display-name="Bitmap 93" xlink:href="Pictures/1000000000000600000003606B332E6CEF1541E5.bmp" xlink:type="simple" xlink:show="embed" xlink:actuate="onLoad"/>
    <draw:fill-image draw:name="Bitmap_20_94" draw:display-name="Bitmap 94" xlink:href="Pictures/1000000000000600000003606B332E6CEF1541E5.bmp" xlink:type="simple" xlink:show="embed" xlink:actuate="onLoad"/>
    <draw:fill-image draw:name="Bitmap_20_95" draw:display-name="Bitmap 95" xlink:href="Pictures/1000000000000600000003606B332E6CEF1541E5.bmp" xlink:type="simple" xlink:show="embed" xlink:actuate="onLoad"/>
    <draw:fill-image draw:name="Bitmap_20_96" draw:display-name="Bitmap 96" xlink:href="Pictures/1000000000000600000003606B332E6CEF1541E5.bmp" xlink:type="simple" xlink:show="embed" xlink:actuate="onLoad"/>
    <draw:fill-image draw:name="Bitmap_20_97" draw:display-name="Bitmap 97" xlink:href="Pictures/1000000000000600000003606B332E6CEF1541E5.bmp" xlink:type="simple" xlink:show="embed" xlink:actuate="onLoad"/>
    <draw:fill-image draw:name="Bitmap_20_98" draw:display-name="Bitmap 98" xlink:href="Pictures/1000000000000600000003606B332E6CEF1541E5.bmp" xlink:type="simple" xlink:show="embed" xlink:actuate="onLoad"/>
    <draw:fill-image draw:name="Bitmap_20_99" draw:display-name="Bitmap 9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3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7-backgroundobjects">
      <style:graphic-properties draw:stroke="none" draw:fill="none" draw:fill-color="#ffffff" draw:auto-grow-height="false" fo:min-height="1.449cm"/>
    </style:style>
    <style:style style:name="Mpr296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2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3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3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3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3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3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3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3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3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3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3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3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3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3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3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3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3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3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3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3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3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3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3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3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3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3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3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3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3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3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3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3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3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3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3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3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3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3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3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3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3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3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3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3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3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3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3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3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3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3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3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3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3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3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3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3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3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3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3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3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3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3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3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3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3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3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3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3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3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3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3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3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3"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3"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3"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3"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3"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3"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3"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3"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3"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3"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3"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3"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3"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3"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3"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3"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3">
      <draw:frame presentation:style-name="Default97-title" draw:layer="backgroundobjects" svg:width="25.199cm" svg:height="2.63cm" svg:x="1.4cm" svg:y="0.627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7-title" draw:layer="backgroundobjects" svg:width="13.968cm" svg:height="10.476cm" svg:x="3.81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6T19:52:53.46</meta:creation-date>
    <dc:date>2019-01-10T16:34:06.419000000</dc:date>
    <meta:editing-duration>PT6H47M1S</meta:editing-duration>
    <meta:editing-cycles>74</meta:editing-cycles>
    <meta:generator>LibreOffice/6.0.7.3$Windows_X86_64 LibreOffice_project/dc89aa7a9eabfd848af146d5086077aeed2ae4a5</meta:generator>
    <meta:document-statistic meta:object-count="1490"/>
  </office:meta>
</office:document-meta>
</file>